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20000030046D818C9090C491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Yu Gothic UI Semilight" svg:font-family="'Yu Gothic UI Semilight'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" style:family="graphic" style:parent-style-name="objectwithoutfill">
      <style:graphic-properties svg:stroke-width="0.04cm" svg:stroke-color="#000000" draw:marker-start-width="0.26cm" draw:marker-end="" draw:marker-end-width="0.26cm" draw:fill="solid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12.563cm" fo:min-width="13.526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75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648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7.31cm" fo:min-width="18.641cm"/>
    </style:style>
    <style:style style:name="gr11" style:family="graphic" style:parent-style-name="standard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2" style:family="graphic" style:parent-style-name="objectwithoutfill">
      <style:graphic-properties draw:stroke="dash" draw:stroke-dash="Long_20_Dash" svg:stroke-width="0.04cm" svg:stroke-color="#000000" draw:marker-start-width="0.26cm" draw:marker-end="" draw:marker-end-width="0.26cm" draw:fill="solid" draw:textarea-vertical-align="middle" fo:padding-top="0.145cm" fo:padding-bottom="0.145cm" fo:padding-left="0.27cm" fo:padding-right="0.27cm"/>
    </style:style>
    <style:style style:name="gr13" style:family="graphic" style:parent-style-name="objectwithoutfill">
      <style:graphic-properties draw:stroke="solid" draw:stroke-dash="Long_20_Dash" svg:stroke-width="0.1cm" svg:stroke-color="#000000" draw:marker-start-width="0.35cm" draw:marker-end="" draw:marker-end-width="0.35cm" draw:fill="solid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draw:stroke="solid" svg:stroke-width="0.1cm" svg:stroke-color="#000000" draw:marker-start-width="0.09cm" draw:marker-end-width="0.09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16" style:family="graphic" style:parent-style-name="objectwithoutfill">
      <style:graphic-properties draw:stroke="solid" draw:stroke-dash="Long_20_Dash" svg:stroke-width="0.1cm" svg:stroke-color="#000000" draw:marker-start-width="0.09cm" draw:marker-end="" draw:marker-end-width="0.09cm" draw:fill="solid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draw:stroke="solid" draw:stroke-dash="Long_20_Dash" svg:stroke-width="0.04cm" svg:stroke-color="#000000" draw:marker-start-width="0.26cm" draw:marker-end="" draw:marker-end-width="0.26cm" draw:fill="solid" draw:textarea-vertical-align="middle" fo:padding-top="0.145cm" fo:padding-bottom="0.145cm" fo:padding-left="0.27cm" fo:padding-right="0.27cm"/>
    </style:style>
    <style:style style:name="gr18" style:family="graphic" style:parent-style-name="standard">
      <style:graphic-properties draw:stroke="solid" svg:stroke-width="0.1cm" svg:stroke-color="#000000" draw:marker-start-width="0.09cm" draw:marker-end-width="0.09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style:font-name="Arial1"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  <style:text-properties style:font-name="Arial1" fo:font-size="18pt" style:font-size-asian="18pt" style:font-size-complex="18pt"/>
    </style:style>
    <style:style style:name="P8" style:family="paragraph">
      <style:text-properties style:font-name="Arial1" fo:font-size="18pt" style:font-size-asian="18pt" style:font-size-complex="18pt"/>
    </style:style>
    <style:style style:name="P9" style:family="paragraph">
      <loext:graphic-properties draw:fill="none" draw:fill-color="#ffffff"/>
      <style:text-properties style:font-name="Arial1" fo:font-size="18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style:font-name="Arial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1.5cm" svg:height="1.5cm" svg:x="9.824cm" svg:y="4.616cm">
            <draw:glue-point draw:id="12" svg:x="4.68cm" svg:y="1.84cm"/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" draw:id="id2" draw:layer="layout" svg:width="1.5cm" svg:height="1.5cm" svg:x="9.824cm" svg:y="7.71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" draw:id="id3" draw:layer="layout" svg:width="1.5cm" svg:height="1.5cm" svg:x="12.941cm" svg:y="7.716cm">
            <text:p text:style-name="P1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0.574cm" svg:y1="6.116cm" svg:x2="10.574cm" svg:y2="7.716cm" draw:start-shape="id1" draw:start-glue-point="8" draw:end-shape="id2" draw:end-glue-point="4" svg:d="M10574 6116v1600" svg:viewBox="0 0 1 1601">
            <text:p/>
          </draw:connector>
          <draw:connector draw:style-name="gr2" draw:text-style-name="P3" draw:layer="layout" draw:type="line" svg:x1="12.941cm" svg:y1="8.466cm" svg:x2="11.324cm" svg:y2="8.466cm" draw:start-shape="id3" draw:start-glue-point="6" draw:end-shape="id2" draw:end-glue-point="10" svg:d="M12941 8466h-1617" svg:viewBox="0 0 1618 1">
            <text:p/>
          </draw:connector>
          <draw:connector draw:style-name="gr2" draw:text-style-name="P3" draw:layer="layout" draw:type="line" svg:x1="11.324cm" svg:y1="5.366cm" svg:x2="12.924cm" svg:y2="5.366cm" draw:start-shape="id1" draw:start-glue-point="10" svg:d="M11324 5366h1600" svg:viewBox="0 0 1601 1">
            <text:p/>
          </draw:connector>
          <draw:connector draw:style-name="gr2" draw:text-style-name="P3" draw:layer="layout" draw:type="line" svg:x1="13.691cm" svg:y1="7.716cm" svg:x2="13.683cm" svg:y2="6.116cm" draw:start-shape="id3" draw:start-glue-point="4" svg:d="M13691 7716l-8-1600" svg:viewBox="0 0 9 1601">
            <text:p/>
          </draw:connector>
          <draw:custom-shape draw:style-name="gr1" draw:text-style-name="P2" draw:layer="layout" svg:width="1.5cm" svg:height="1.5cm" svg:x="12.941cm" svg:y="4.616cm">
            <draw:glue-point draw:id="12" svg:x="4.68cm" svg:y="1.84cm"/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4" draw:id="id4" draw:layer="layout" svg:width="1.5cm" svg:height="1.5cm" svg:x="16.058cm" svg:y="7.716cm">
            <text:p text:style-name="P1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4.441cm" svg:y1="5.366cm" svg:x2="16.041cm" svg:y2="5.366cm" svg:d="M14441 5366h1600" svg:viewBox="0 0 1601 1">
            <text:p/>
          </draw:connector>
          <draw:connector draw:style-name="gr2" draw:text-style-name="P3" draw:layer="layout" draw:type="line" svg:x1="16.808cm" svg:y1="7.716cm" svg:x2="16.8cm" svg:y2="6.116cm" draw:start-shape="id4" draw:start-glue-point="4" svg:d="M16808 7716l-8-1600" svg:viewBox="0 0 9 1601">
            <text:p/>
          </draw:connector>
          <draw:custom-shape draw:style-name="gr1" draw:text-style-name="P2" draw:layer="layout" svg:width="1.5cm" svg:height="1.5cm" svg:x="16.058cm" svg:y="4.616cm">
            <draw:glue-point draw:id="12" svg:x="4.68cm" svg:y="1.84cm"/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5" draw:id="id5" draw:layer="layout" svg:width="1.5cm" svg:height="1.5cm" svg:x="19.175cm" svg:y="7.717cm">
            <text:p text:style-name="P1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7.558cm" svg:y1="5.367cm" svg:x2="19.158cm" svg:y2="5.367cm" svg:d="M17558 5367h1600" svg:viewBox="0 0 1601 1">
            <text:p/>
          </draw:connector>
          <draw:connector draw:style-name="gr2" draw:text-style-name="P3" draw:layer="layout" draw:type="line" svg:x1="19.925cm" svg:y1="7.717cm" svg:x2="19.917cm" svg:y2="6.117cm" draw:start-shape="id5" draw:start-glue-point="4" svg:d="M19925 7717l-8-1600" svg:viewBox="0 0 9 1601">
            <text:p/>
          </draw:connector>
          <draw:custom-shape draw:style-name="gr1" draw:text-style-name="P2" xml:id="id14" draw:id="id14" draw:layer="layout" svg:width="1.5cm" svg:height="1.5cm" svg:x="19.175cm" svg:y="4.617cm">
            <draw:glue-point draw:id="12" svg:x="4.68cm" svg:y="1.84cm"/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6" draw:id="id6" draw:layer="layout" svg:width="1.5cm" svg:height="1.5cm" svg:x="9.825cm" svg:y="10.816cm">
            <text:p text:style-name="P1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7" draw:id="id7" draw:layer="layout" svg:width="1.5cm" svg:height="1.5cm" svg:x="12.942cm" svg:y="10.816cm">
            <text:p text:style-name="P1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0.575cm" svg:y1="9.216cm" svg:x2="10.575cm" svg:y2="10.816cm" draw:end-shape="id6" draw:end-glue-point="4" svg:d="M10575 9216v1600" svg:viewBox="0 0 1 1601">
            <text:p/>
          </draw:connector>
          <draw:connector draw:style-name="gr2" draw:text-style-name="P3" draw:layer="layout" draw:type="line" svg:x1="12.942cm" svg:y1="11.566cm" svg:x2="11.325cm" svg:y2="11.566cm" draw:start-shape="id7" draw:start-glue-point="6" draw:end-shape="id6" draw:end-glue-point="10" svg:d="M12942 11566h-1617" svg:viewBox="0 0 1618 1">
            <text:p/>
          </draw:connector>
          <draw:connector draw:style-name="gr2" draw:text-style-name="P3" draw:layer="layout" draw:type="line" svg:x1="14.223cm" svg:y1="11.035cm" svg:x2="16.277cm" svg:y2="8.997cm" draw:start-shape="id7" draw:start-glue-point="11" draw:end-shape="id4" draw:end-glue-point="7" svg:d="M14223 11035l2054-2038" svg:viewBox="0 0 2055 2039">
            <text:p/>
          </draw:connector>
          <draw:custom-shape draw:style-name="gr1" draw:text-style-name="P2" xml:id="id8" draw:id="id8" draw:layer="layout" svg:width="1.5cm" svg:height="1.5cm" svg:x="16.059cm" svg:y="10.816cm">
            <text:p text:style-name="P1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6.059cm" svg:y1="11.566cm" svg:x2="14.442cm" svg:y2="11.566cm" draw:start-shape="id8" draw:start-glue-point="6" svg:d="M16059 11566h-1617" svg:viewBox="0 0 1618 1">
            <text:p/>
          </draw:connector>
          <draw:connector draw:style-name="gr2" draw:text-style-name="P3" draw:layer="layout" draw:type="line" svg:x1="16.809cm" svg:y1="10.816cm" svg:x2="16.801cm" svg:y2="9.216cm" draw:start-shape="id8" draw:start-glue-point="4" svg:d="M16809 10816l-8-1600" svg:viewBox="0 0 9 1601">
            <text:p/>
          </draw:connector>
          <draw:custom-shape draw:style-name="gr1" draw:text-style-name="P2" xml:id="id9" draw:id="id9" draw:layer="layout" svg:width="1.5cm" svg:height="1.5cm" svg:x="19.176cm" svg:y="10.817cm">
            <text:p text:style-name="P1"><text:span text:style-name="T1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9.176cm" svg:y1="11.567cm" svg:x2="17.559cm" svg:y2="11.567cm" draw:start-shape="id9" draw:start-glue-point="6" svg:d="M19176 11567h-1617" svg:viewBox="0 0 1618 1">
            <text:p/>
          </draw:connector>
          <draw:connector draw:style-name="gr2" draw:text-style-name="P3" draw:layer="layout" draw:type="line" svg:x1="19.926cm" svg:y1="10.817cm" svg:x2="19.918cm" svg:y2="9.217cm" draw:start-shape="id9" draw:start-glue-point="4" svg:d="M19926 10817l-8-1600" svg:viewBox="0 0 9 1601">
            <text:p/>
          </draw:connector>
          <draw:custom-shape draw:style-name="gr1" draw:text-style-name="P2" xml:id="id10" draw:id="id10" draw:layer="layout" svg:width="1.5cm" svg:height="1.5cm" svg:x="9.827cm" svg:y="13.916cm">
            <text:p text:style-name="P1"><text:span text:style-name="T1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1" draw:id="id11" draw:layer="layout" svg:width="1.5cm" svg:height="1.5cm" svg:x="12.944cm" svg:y="13.916cm">
            <text:p text:style-name="P1"><text:span text:style-name="T1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0.577cm" svg:y1="12.316cm" svg:x2="10.577cm" svg:y2="13.916cm" draw:end-shape="id10" draw:end-glue-point="4" svg:d="M10577 12316v1600" svg:viewBox="0 0 1 1601">
            <text:p/>
          </draw:connector>
          <draw:connector draw:style-name="gr2" draw:text-style-name="P3" draw:layer="layout" draw:type="line" svg:x1="12.944cm" svg:y1="14.666cm" svg:x2="11.327cm" svg:y2="14.666cm" draw:start-shape="id11" draw:start-glue-point="6" draw:end-shape="id10" draw:end-glue-point="10" svg:d="M12944 14666h-1617" svg:viewBox="0 0 1618 1">
            <text:p/>
          </draw:connector>
          <draw:connector draw:style-name="gr2" draw:text-style-name="P3" draw:layer="layout" draw:type="line" svg:x1="13.163cm" svg:y1="14.135cm" svg:x2="11.106cm" svg:y2="12.097cm" draw:start-shape="id11" draw:start-glue-point="5" draw:end-shape="id6" draw:end-glue-point="9" svg:d="M13163 14135l-2057-2038" svg:viewBox="0 0 2058 2039">
            <text:p/>
          </draw:connector>
          <draw:custom-shape draw:style-name="gr1" draw:text-style-name="P2" xml:id="id12" draw:id="id12" draw:layer="layout" svg:width="1.5cm" svg:height="1.5cm" svg:x="16.061cm" svg:y="13.916cm">
            <text:p text:style-name="P1"><text:span text:style-name="T1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6.811cm" svg:y1="13.916cm" svg:x2="16.803cm" svg:y2="12.316cm" draw:start-shape="id12" draw:start-glue-point="4" svg:d="M16811 13916l-8-1600" svg:viewBox="0 0 9 1601">
            <text:p/>
          </draw:connector>
          <draw:custom-shape draw:style-name="gr1" draw:text-style-name="P2" xml:id="id13" draw:id="id13" draw:layer="layout" svg:width="1.5cm" svg:height="1.5cm" svg:x="19.178cm" svg:y="13.917cm">
            <text:p text:style-name="P1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9.928cm" svg:y1="13.917cm" svg:x2="19.92cm" svg:y2="12.317cm" draw:start-shape="id13" draw:start-glue-point="4" svg:d="M19928 13917l-8-1600" svg:viewBox="0 0 9 1601">
            <text:p/>
          </draw:connector>
          <draw:connector draw:style-name="gr2" draw:text-style-name="P3" draw:layer="layout" draw:type="line" svg:x1="14.225cm" svg:y1="14.135cm" svg:x2="16.278cm" svg:y2="12.097cm" draw:start-shape="id11" draw:start-glue-point="11" draw:end-shape="id8" draw:end-glue-point="7" svg:d="M14225 14135l2053-2038" svg:viewBox="0 0 2054 2039">
            <text:p/>
          </draw:connector>
          <draw:connector draw:style-name="gr2" draw:text-style-name="P3" draw:layer="layout" draw:type="line" svg:x1="17.339cm" svg:y1="7.935cm" svg:x2="19.394cm" svg:y2="5.898cm" draw:start-shape="id4" draw:start-glue-point="11" draw:end-shape="id14" draw:end-glue-point="7" svg:d="M17339 7935l2055-2037" svg:viewBox="0 0 2056 2038">
            <text:p/>
          </draw:connector>
          <draw:connector draw:style-name="gr2" draw:text-style-name="P3" draw:layer="layout" draw:type="line" svg:x1="11.106cm" svg:y1="11.035cm" svg:x2="13.16cm" svg:y2="8.997cm" draw:start-shape="id6" draw:start-glue-point="11" draw:end-shape="id3" draw:end-glue-point="7" svg:d="M11106 11035l2054-2038" svg:viewBox="0 0 2055 2039">
            <text:p/>
          </draw:connector>
          <draw:connector draw:style-name="gr2" draw:text-style-name="P3" draw:layer="layout" draw:type="line" svg:x1="13.16cm" svg:y1="7.935cm" svg:x2="11.105cm" svg:y2="5.897cm" draw:start-shape="id3" draw:start-glue-point="5" draw:end-shape="id1" draw:end-glue-point="9" svg:d="M13160 7935l-2055-2038" svg:viewBox="0 0 2056 2039">
            <text:p/>
          </draw:connector>
          <draw:custom-shape draw:style-name="gr3" draw:text-style-name="P4" draw:layer="layout" svg:width="14.026cm" svg:height="12.813cm" svg:x="8.551cm" svg:y="3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frame draw:style-name="gr4" draw:text-style-name="P5" draw:layer="layout" svg:width="15.62cm" svg:height="16.255cm" svg:x="7.317cm" svg:y="3.415cm">
          <draw:image xlink:href="Pictures/10000000000002E20000030046D818C9090C4911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g>
          <draw:custom-shape draw:style-name="gr1" draw:text-style-name="P7" xml:id="id21" draw:id="id21" draw:layer="layout" svg:width="1.5cm" svg:height="1.5cm" svg:x="8.338cm" svg:y="6.824cm">
            <text:p text:style-name="P6"><text:span text:style-name="T2">1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7" xml:id="id19" draw:id="id19" draw:layer="layout" svg:width="1.5cm" svg:height="1.5cm" svg:x="14.1cm" svg:y="6.825cm">
            <text:p text:style-name="P6"><text:span text:style-name="T2">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7" xml:id="id20" draw:id="id20" draw:layer="layout" svg:width="1.5cm" svg:height="1.5cm" svg:x="5.457cm" svg:y="9.69cm">
            <text:p text:style-name="P6"><text:span text:style-name="T2">0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2" draw:text-style-name="P3" draw:layer="layout" draw:type="line" svg:x1="14.102cm" svg:y1="13.306cm" svg:x2="9.84cm" svg:y2="13.305cm" draw:start-shape="id15" draw:start-glue-point="6" draw:end-shape="id16" draw:end-glue-point="10" svg:d="M14102 13306l-4262-1" svg:viewBox="0 0 4263 2">
            <text:p/>
          </draw:connector>
          <draw:custom-shape draw:style-name="gr1" draw:text-style-name="P7" xml:id="id17" draw:id="id17" draw:layer="layout" svg:width="1.5cm" svg:height="1.5cm" svg:x="11.22cm" svg:y="9.69cm">
            <text:p text:style-name="P6"><text:span text:style-name="T2">8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2" draw:text-style-name="P3" draw:layer="layout" draw:type="line" svg:x1="14.321cm" svg:y1="12.775cm" svg:x2="12.501cm" svg:y2="10.971cm" draw:start-shape="id15" draw:start-glue-point="5" draw:end-shape="id17" draw:end-glue-point="9" svg:d="M14321 12775l-1820-1804" svg:viewBox="0 0 1821 1805">
            <text:p/>
          </draw:connector>
          <draw:connector draw:style-name="gr2" draw:text-style-name="P3" draw:layer="layout" draw:type="line" svg:x1="20.084cm" svg:y1="12.776cm" svg:x2="15.381cm" svg:y2="8.106cm" draw:start-shape="id18" draw:start-glue-point="5" draw:end-shape="id19" draw:end-glue-point="9" svg:d="M20084 12776l-4703-4670" svg:viewBox="0 0 4704 4671">
            <text:p/>
          </draw:connector>
          <draw:custom-shape draw:style-name="gr1" draw:text-style-name="P7" xml:id="id16" draw:id="id16" draw:layer="layout" svg:width="1.5cm" svg:height="1.5cm" svg:x="8.34cm" svg:y="12.555cm">
            <text:p text:style-name="P6"><text:span text:style-name="T2">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2" draw:text-style-name="P3" draw:layer="layout" draw:type="line" svg:x1="8.559cm" svg:y1="12.774cm" svg:x2="6.738cm" svg:y2="10.971cm" draw:start-shape="id16" draw:start-glue-point="5" draw:end-shape="id20" draw:end-glue-point="9" svg:d="M8559 12774l-1821-1803" svg:viewBox="0 0 1822 1804">
            <text:p/>
          </draw:connector>
          <draw:custom-shape draw:style-name="gr1" draw:text-style-name="P7" xml:id="id15" draw:id="id15" draw:layer="layout" svg:width="1.5cm" svg:height="1.5cm" svg:x="14.102cm" svg:y="12.556cm">
            <text:p text:style-name="P6"><text:span text:style-name="T2">6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2" draw:text-style-name="P3" draw:layer="layout" draw:type="line" svg:x1="12.501cm" svg:y1="9.909cm" svg:x2="14.319cm" svg:y2="8.106cm" draw:start-shape="id17" draw:start-glue-point="11" draw:end-shape="id19" draw:end-glue-point="7" svg:d="M12501 9909l1818-1803" svg:viewBox="0 0 1819 1804">
            <text:p/>
          </draw:connector>
          <draw:connector draw:style-name="gr2" draw:text-style-name="P3" draw:layer="layout" draw:type="line" svg:x1="9.621cm" svg:y1="12.774cm" svg:x2="11.439cm" svg:y2="10.971cm" draw:start-shape="id16" draw:start-glue-point="11" draw:end-shape="id17" draw:end-glue-point="7" svg:d="M9621 12774l1818-1803" svg:viewBox="0 0 1819 1804">
            <text:p/>
          </draw:connector>
          <draw:connector draw:style-name="gr2" draw:text-style-name="P3" draw:layer="layout" draw:type="line" svg:x1="6.738cm" svg:y1="9.909cm" svg:x2="8.557cm" svg:y2="8.105cm" draw:start-shape="id20" draw:start-glue-point="11" draw:end-shape="id21" draw:end-glue-point="7" svg:d="M6738 9909l1819-1804" svg:viewBox="0 0 1820 1805">
            <text:p/>
          </draw:connector>
          <draw:custom-shape draw:style-name="gr1" draw:text-style-name="P7" xml:id="id22" draw:id="id22" draw:layer="layout" svg:width="1.5cm" svg:height="1.5cm" svg:x="22.744cm" svg:y="9.693cm">
            <text:p text:style-name="P6"><text:span text:style-name="T2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2" draw:text-style-name="P3" draw:layer="layout" draw:type="line" svg:x1="22.963cm" svg:y1="10.974cm" svg:x2="21.146cm" svg:y2="12.776cm" draw:start-shape="id22" draw:start-glue-point="7" draw:end-shape="id18" draw:end-glue-point="11" svg:d="M22963 10974l-1817 1802" svg:viewBox="0 0 1818 1803">
            <text:p/>
          </draw:connector>
          <draw:connector draw:style-name="gr2" draw:text-style-name="P3" draw:layer="layout" draw:type="line" svg:x1="22.963cm" svg:y1="9.912cm" svg:x2="21.143cm" svg:y2="8.107cm" draw:start-shape="id22" draw:start-glue-point="5" draw:end-shape="id23" draw:end-glue-point="9" svg:d="M22963 9912l-1820-1805" svg:viewBox="0 0 1821 1806">
            <text:p/>
          </draw:connector>
          <draw:custom-shape draw:style-name="gr1" draw:text-style-name="P7" xml:id="id18" draw:id="id18" draw:layer="layout" svg:width="1.5cm" svg:height="1.5cm" svg:x="19.865cm" svg:y="12.557cm">
            <text:p text:style-name="P6"><text:span text:style-name="T2">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2" draw:text-style-name="P3" draw:layer="layout" draw:type="line" svg:x1="19.865cm" svg:y1="13.307cm" svg:x2="15.602cm" svg:y2="13.306cm" draw:start-shape="id18" draw:start-glue-point="6" draw:end-shape="id15" draw:end-glue-point="10" svg:d="M19865 13307l-4263-1" svg:viewBox="0 0 4264 2">
            <text:p/>
          </draw:connector>
          <draw:custom-shape draw:style-name="gr1" draw:text-style-name="P7" xml:id="id23" draw:id="id23" draw:layer="layout" svg:width="1.5cm" svg:height="1.5cm" svg:x="19.862cm" svg:y="6.826cm">
            <text:p text:style-name="P6"><text:span text:style-name="T2">3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2" draw:text-style-name="P3" draw:layer="layout" draw:type="line" svg:x1="14.1cm" svg:y1="7.575cm" svg:x2="9.838cm" svg:y2="7.574cm" draw:start-shape="id19" draw:start-glue-point="6" draw:end-shape="id21" draw:end-glue-point="10" svg:d="M14100 7575l-4262-1" svg:viewBox="0 0 4263 2">
            <text:p/>
          </draw:connector>
          <draw:connector draw:style-name="gr2" draw:text-style-name="P3" draw:layer="layout" draw:type="line" svg:x1="19.862cm" svg:y1="7.576cm" svg:x2="15.6cm" svg:y2="7.575cm" draw:start-shape="id23" draw:start-glue-point="6" draw:end-shape="id19" draw:end-glue-point="10" svg:d="M19862 7576l-4262-1" svg:viewBox="0 0 4263 2">
            <text:p/>
          </draw:connector>
          <draw:connector draw:style-name="gr2" draw:text-style-name="P3" draw:layer="layout" draw:type="line" svg:x1="9.09cm" svg:y1="12.555cm" svg:x2="9.088cm" svg:y2="8.324cm" draw:start-shape="id16" draw:start-glue-point="4" draw:end-shape="id21" draw:end-glue-point="8" svg:d="M9090 12555l-2-4231" svg:viewBox="0 0 3 4232">
            <text:p/>
          </draw:connector>
          <draw:connector draw:style-name="gr2" draw:text-style-name="P3" draw:layer="layout" draw:type="line" svg:x1="20.615cm" svg:y1="12.557cm" svg:x2="20.612cm" svg:y2="8.326cm" draw:start-shape="id18" draw:start-glue-point="4" draw:end-shape="id23" draw:end-glue-point="8" svg:d="M20615 12557l-3-4231" svg:viewBox="0 0 4 4232">
            <text:p/>
          </draw:connector>
          <draw:frame draw:style-name="gr5" draw:text-style-name="P9" draw:layer="measurelines" svg:width="0.827cm" svg:height="1.001cm" svg:x="6.832cm" svg:y="8.248cm">
            <draw:text-box>
              <text:p text:style-name="P8"><text:span text:style-name="T2">4</text:span></text:p>
            </draw:text-box>
          </draw:frame>
          <draw:frame draw:style-name="gr6" draw:text-style-name="P9" draw:layer="measurelines" svg:width="1.203cm" svg:height="0.962cm" svg:x="8.001cm" svg:y="9.958cm">
            <draw:text-box>
              <text:p text:style-name="P8"><text:span text:style-name="T2">11</text:span></text:p>
            </draw:text-box>
          </draw:frame>
          <draw:frame draw:style-name="gr5" draw:text-style-name="P9" draw:layer="measurelines" svg:width="0.827cm" svg:height="1.001cm" svg:x="6.832cm" svg:y="11.657cm">
            <draw:text-box>
              <text:p text:style-name="P8"><text:span text:style-name="T2">8</text:span></text:p>
            </draw:text-box>
          </draw:frame>
          <draw:frame draw:style-name="gr5" draw:text-style-name="P9" draw:layer="measurelines" svg:width="0.827cm" svg:height="1.001cm" svg:x="11.556cm" svg:y="6.635cm">
            <draw:text-box>
              <text:p text:style-name="P8"><text:span text:style-name="T2">8</text:span></text:p>
            </draw:text-box>
          </draw:frame>
          <draw:frame draw:style-name="gr5" draw:text-style-name="P9" draw:layer="measurelines" svg:width="0.827cm" svg:height="1.001cm" svg:x="17.318cm" svg:y="6.636cm">
            <draw:text-box>
              <text:p text:style-name="P8"><text:span text:style-name="T2">7</text:span></text:p>
            </draw:text-box>
          </draw:frame>
          <draw:frame draw:style-name="gr5" draw:text-style-name="P9" draw:layer="measurelines" svg:width="0.827cm" svg:height="1.001cm" svg:x="12.732cm" svg:y="8.106cm">
            <draw:text-box>
              <text:p text:style-name="P8"><text:span text:style-name="T2">2</text:span></text:p>
            </draw:text-box>
          </draw:frame>
          <draw:frame draw:style-name="gr5" draw:text-style-name="P9" draw:layer="measurelines" svg:width="0.827cm" svg:height="1.001cm" svg:x="13.384cm" svg:y="11.198cm">
            <draw:text-box>
              <text:p text:style-name="P8"><text:span text:style-name="T2">6</text:span></text:p>
            </draw:text-box>
          </draw:frame>
          <draw:frame draw:style-name="gr5" draw:text-style-name="P9" draw:layer="measurelines" svg:width="0.827cm" svg:height="1.001cm" svg:x="9.753cm" svg:y="11.198cm">
            <draw:text-box>
              <text:p text:style-name="P8"><text:span text:style-name="T2">7</text:span></text:p>
            </draw:text-box>
          </draw:frame>
          <draw:frame draw:style-name="gr5" draw:text-style-name="P9" draw:layer="measurelines" svg:width="0.827cm" svg:height="1.001cm" svg:x="11.558cm" svg:y="13.364cm">
            <draw:text-box>
              <text:p text:style-name="P8"><text:span text:style-name="T2">1</text:span></text:p>
            </draw:text-box>
          </draw:frame>
          <draw:frame draw:style-name="gr5" draw:text-style-name="P9" draw:layer="measurelines" svg:width="0.827cm" svg:height="1.001cm" svg:x="17.32cm" svg:y="13.365cm">
            <draw:text-box>
              <text:p text:style-name="P8"><text:span text:style-name="T2">2</text:span></text:p>
            </draw:text-box>
          </draw:frame>
          <draw:frame draw:style-name="gr5" draw:text-style-name="P9" draw:layer="measurelines" svg:width="0.827cm" svg:height="1.001cm" svg:x="16.581cm" svg:y="9.928cm">
            <draw:text-box>
              <text:p text:style-name="P8"><text:span text:style-name="T2">4</text:span></text:p>
            </draw:text-box>
          </draw:frame>
          <draw:frame draw:style-name="gr7" draw:text-style-name="P9" draw:layer="measurelines" svg:width="1.223cm" svg:height="0.962cm" svg:x="19.389cm" svg:y="9.96cm">
            <draw:text-box>
              <text:p text:style-name="P8"><text:span text:style-name="T2">14</text:span></text:p>
            </draw:text-box>
          </draw:frame>
          <draw:frame draw:style-name="gr8" draw:text-style-name="P9" draw:layer="measurelines" svg:width="0.786cm" svg:height="0.962cm" svg:x="22.08cm" svg:y="8.107cm">
            <draw:text-box>
              <text:p text:style-name="P8"><text:span text:style-name="T2">9</text:span></text:p>
            </draw:text-box>
          </draw:frame>
          <draw:frame draw:style-name="gr9" draw:text-style-name="P9" draw:layer="measurelines" svg:width="1.315cm" svg:height="0.962cm" svg:x="21.931cm" svg:y="11.776cm">
            <draw:text-box>
              <text:p text:style-name="P8"><text:span text:style-name="T2">10</text:span></text:p>
            </draw:text-box>
          </draw:frame>
          <draw:custom-shape draw:style-name="gr10" draw:text-style-name="P4" draw:layer="measurelines" svg:width="19.141cm" svg:height="7.56cm" svg:x="5.28cm" svg:y="6.6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4" draw:style-name="dp1" draw:master-page-name="Default">
        <draw:g>
          <draw:custom-shape draw:style-name="gr1" draw:text-style-name="P7" xml:id="id30" draw:id="id30" draw:layer="layout" svg:width="1.5cm" svg:height="1.5cm" svg:x="8.338cm" svg:y="6.824cm">
            <text:p text:style-name="P6"><text:span text:style-name="T2">1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7" xml:id="id28" draw:id="id28" draw:layer="layout" svg:width="1.5cm" svg:height="1.5cm" svg:x="14.1cm" svg:y="6.825cm">
            <text:p text:style-name="P6"><text:span text:style-name="T2">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7" xml:id="id29" draw:id="id29" draw:layer="layout" svg:width="1.5cm" svg:height="1.5cm" svg:x="5.457cm" svg:y="9.69cm">
            <text:p text:style-name="P6"><text:span text:style-name="T2">0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2" draw:text-style-name="P3" draw:layer="layout" draw:type="line" svg:x1="14.102cm" svg:y1="13.306cm" svg:x2="9.84cm" svg:y2="13.305cm" draw:start-shape="id24" draw:start-glue-point="6" draw:end-shape="id25" draw:end-glue-point="10" svg:d="M14102 13306l-4262-1" svg:viewBox="0 0 4263 2">
            <text:p/>
          </draw:connector>
          <draw:custom-shape draw:style-name="gr1" draw:text-style-name="P7" xml:id="id26" draw:id="id26" draw:layer="layout" svg:width="1.5cm" svg:height="1.5cm" svg:x="11.22cm" svg:y="9.69cm">
            <text:p text:style-name="P6"><text:span text:style-name="T2">8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2" draw:text-style-name="P3" draw:layer="layout" draw:type="line" svg:x1="14.321cm" svg:y1="12.775cm" svg:x2="12.501cm" svg:y2="10.971cm" draw:start-shape="id24" draw:start-glue-point="5" draw:end-shape="id26" draw:end-glue-point="9" svg:d="M14321 12775l-1820-1804" svg:viewBox="0 0 1821 1805">
            <text:p/>
          </draw:connector>
          <draw:connector draw:style-name="gr2" draw:text-style-name="P3" draw:layer="layout" draw:type="line" svg:x1="20.084cm" svg:y1="12.776cm" svg:x2="15.381cm" svg:y2="8.106cm" draw:start-shape="id27" draw:start-glue-point="5" draw:end-shape="id28" draw:end-glue-point="9" svg:d="M20084 12776l-4703-4670" svg:viewBox="0 0 4704 4671">
            <text:p/>
          </draw:connector>
          <draw:custom-shape draw:style-name="gr1" draw:text-style-name="P7" xml:id="id25" draw:id="id25" draw:layer="layout" svg:width="1.5cm" svg:height="1.5cm" svg:x="8.34cm" svg:y="12.555cm">
            <text:p text:style-name="P6"><text:span text:style-name="T2">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12" draw:text-style-name="P3" draw:layer="layout" draw:type="line" svg:x1="8.559cm" svg:y1="12.774cm" svg:x2="6.738cm" svg:y2="10.971cm" draw:start-shape="id25" draw:start-glue-point="5" draw:end-shape="id29" draw:end-glue-point="9" svg:d="M8559 12774l-1821-1803" svg:viewBox="0 0 1822 1804">
            <text:p/>
          </draw:connector>
          <draw:custom-shape draw:style-name="gr1" draw:text-style-name="P7" xml:id="id24" draw:id="id24" draw:layer="layout" svg:width="1.5cm" svg:height="1.5cm" svg:x="14.102cm" svg:y="12.556cm">
            <text:p text:style-name="P6"><text:span text:style-name="T2">6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2" draw:text-style-name="P3" draw:layer="layout" draw:type="line" svg:x1="12.501cm" svg:y1="9.909cm" svg:x2="14.319cm" svg:y2="8.106cm" draw:start-shape="id26" draw:start-glue-point="11" draw:end-shape="id28" draw:end-glue-point="7" svg:d="M12501 9909l1818-1803" svg:viewBox="0 0 1819 1804">
            <text:p/>
          </draw:connector>
          <draw:connector draw:style-name="gr2" draw:text-style-name="P3" draw:layer="layout" draw:type="line" svg:x1="9.621cm" svg:y1="12.774cm" svg:x2="11.439cm" svg:y2="10.971cm" draw:start-shape="id25" draw:start-glue-point="11" draw:end-shape="id26" draw:end-glue-point="7" svg:d="M9621 12774l1818-1803" svg:viewBox="0 0 1819 1804">
            <text:p/>
          </draw:connector>
          <draw:connector draw:style-name="gr12" draw:text-style-name="P3" draw:layer="layout" draw:type="line" svg:x1="6.738cm" svg:y1="9.909cm" svg:x2="8.557cm" svg:y2="8.105cm" draw:start-shape="id29" draw:start-glue-point="11" draw:end-shape="id30" draw:end-glue-point="7" svg:d="M6738 9909l1819-1804" svg:viewBox="0 0 1820 1805">
            <text:p/>
          </draw:connector>
          <draw:custom-shape draw:style-name="gr1" draw:text-style-name="P7" xml:id="id31" draw:id="id31" draw:layer="layout" svg:width="1.5cm" svg:height="1.5cm" svg:x="22.744cm" svg:y="9.693cm">
            <text:p text:style-name="P6"><text:span text:style-name="T2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2" draw:text-style-name="P3" draw:layer="layout" draw:type="line" svg:x1="22.963cm" svg:y1="10.974cm" svg:x2="21.146cm" svg:y2="12.776cm" draw:start-shape="id31" draw:start-glue-point="7" draw:end-shape="id27" draw:end-glue-point="11" svg:d="M22963 10974l-1817 1802" svg:viewBox="0 0 1818 1803">
            <text:p/>
          </draw:connector>
          <draw:connector draw:style-name="gr2" draw:text-style-name="P3" draw:layer="layout" draw:type="line" svg:x1="22.963cm" svg:y1="9.912cm" svg:x2="21.143cm" svg:y2="8.107cm" draw:start-shape="id31" draw:start-glue-point="5" draw:end-shape="id32" draw:end-glue-point="9" svg:d="M22963 9912l-1820-1805" svg:viewBox="0 0 1821 1806">
            <text:p/>
          </draw:connector>
          <draw:custom-shape draw:style-name="gr1" draw:text-style-name="P7" xml:id="id27" draw:id="id27" draw:layer="layout" svg:width="1.5cm" svg:height="1.5cm" svg:x="19.865cm" svg:y="12.557cm">
            <text:p text:style-name="P6"><text:span text:style-name="T2">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2" draw:text-style-name="P3" draw:layer="layout" draw:type="line" svg:x1="19.865cm" svg:y1="13.307cm" svg:x2="15.602cm" svg:y2="13.306cm" draw:start-shape="id27" draw:start-glue-point="6" draw:end-shape="id24" draw:end-glue-point="10" svg:d="M19865 13307l-4263-1" svg:viewBox="0 0 4264 2">
            <text:p/>
          </draw:connector>
          <draw:custom-shape draw:style-name="gr1" draw:text-style-name="P7" xml:id="id32" draw:id="id32" draw:layer="layout" svg:width="1.5cm" svg:height="1.5cm" svg:x="19.862cm" svg:y="6.826cm">
            <text:p text:style-name="P6"><text:span text:style-name="T2">3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2" draw:text-style-name="P3" draw:layer="layout" draw:type="line" svg:x1="14.1cm" svg:y1="7.575cm" svg:x2="9.838cm" svg:y2="7.574cm" draw:start-shape="id28" draw:start-glue-point="6" draw:end-shape="id30" draw:end-glue-point="10" svg:d="M14100 7575l-4262-1" svg:viewBox="0 0 4263 2">
            <text:p/>
          </draw:connector>
          <draw:connector draw:style-name="gr2" draw:text-style-name="P3" draw:layer="layout" draw:type="line" svg:x1="19.862cm" svg:y1="7.576cm" svg:x2="15.6cm" svg:y2="7.575cm" draw:start-shape="id32" draw:start-glue-point="6" draw:end-shape="id28" draw:end-glue-point="10" svg:d="M19862 7576l-4262-1" svg:viewBox="0 0 4263 2">
            <text:p/>
          </draw:connector>
          <draw:connector draw:style-name="gr2" draw:text-style-name="P3" draw:layer="layout" draw:type="line" svg:x1="9.09cm" svg:y1="12.555cm" svg:x2="9.088cm" svg:y2="8.324cm" draw:start-shape="id25" draw:start-glue-point="4" draw:end-shape="id30" draw:end-glue-point="8" svg:d="M9090 12555l-2-4231" svg:viewBox="0 0 3 4232">
            <text:p/>
          </draw:connector>
          <draw:connector draw:style-name="gr2" draw:text-style-name="P3" draw:layer="layout" draw:type="line" svg:x1="20.615cm" svg:y1="12.557cm" svg:x2="20.612cm" svg:y2="8.326cm" draw:start-shape="id27" draw:start-glue-point="4" draw:end-shape="id32" draw:end-glue-point="8" svg:d="M20615 12557l-3-4231" svg:viewBox="0 0 4 4232">
            <text:p/>
          </draw:connector>
          <draw:frame draw:style-name="gr5" draw:text-style-name="P9" draw:layer="measurelines" svg:width="0.827cm" svg:height="1.001cm" svg:x="6.832cm" svg:y="8.248cm">
            <draw:text-box>
              <text:p text:style-name="P8"><text:span text:style-name="T2">4</text:span></text:p>
            </draw:text-box>
          </draw:frame>
          <draw:frame draw:style-name="gr6" draw:text-style-name="P9" draw:layer="measurelines" svg:width="1.203cm" svg:height="0.962cm" svg:x="8.001cm" svg:y="9.958cm">
            <draw:text-box>
              <text:p text:style-name="P8"><text:span text:style-name="T2">11</text:span></text:p>
            </draw:text-box>
          </draw:frame>
          <draw:frame draw:style-name="gr5" draw:text-style-name="P9" draw:layer="measurelines" svg:width="0.827cm" svg:height="1.001cm" svg:x="6.832cm" svg:y="11.657cm">
            <draw:text-box>
              <text:p text:style-name="P8"><text:span text:style-name="T2">8</text:span></text:p>
            </draw:text-box>
          </draw:frame>
          <draw:frame draw:style-name="gr5" draw:text-style-name="P9" draw:layer="measurelines" svg:width="0.827cm" svg:height="1.001cm" svg:x="11.556cm" svg:y="6.635cm">
            <draw:text-box>
              <text:p text:style-name="P8"><text:span text:style-name="T2">8</text:span></text:p>
            </draw:text-box>
          </draw:frame>
          <draw:frame draw:style-name="gr5" draw:text-style-name="P9" draw:layer="measurelines" svg:width="0.827cm" svg:height="1.001cm" svg:x="17.318cm" svg:y="6.636cm">
            <draw:text-box>
              <text:p text:style-name="P8"><text:span text:style-name="T2">7</text:span></text:p>
            </draw:text-box>
          </draw:frame>
          <draw:frame draw:style-name="gr5" draw:text-style-name="P9" draw:layer="measurelines" svg:width="0.827cm" svg:height="1.001cm" svg:x="12.732cm" svg:y="8.106cm">
            <draw:text-box>
              <text:p text:style-name="P8"><text:span text:style-name="T2">2</text:span></text:p>
            </draw:text-box>
          </draw:frame>
          <draw:frame draw:style-name="gr5" draw:text-style-name="P9" draw:layer="measurelines" svg:width="0.827cm" svg:height="1.001cm" svg:x="13.384cm" svg:y="11.198cm">
            <draw:text-box>
              <text:p text:style-name="P8"><text:span text:style-name="T2">6</text:span></text:p>
            </draw:text-box>
          </draw:frame>
          <draw:frame draw:style-name="gr5" draw:text-style-name="P9" draw:layer="measurelines" svg:width="0.827cm" svg:height="1.001cm" svg:x="9.753cm" svg:y="11.198cm">
            <draw:text-box>
              <text:p text:style-name="P8"><text:span text:style-name="T2">7</text:span></text:p>
            </draw:text-box>
          </draw:frame>
          <draw:frame draw:style-name="gr5" draw:text-style-name="P9" draw:layer="measurelines" svg:width="0.827cm" svg:height="1.001cm" svg:x="11.558cm" svg:y="13.364cm">
            <draw:text-box>
              <text:p text:style-name="P8"><text:span text:style-name="T2">1</text:span></text:p>
            </draw:text-box>
          </draw:frame>
          <draw:frame draw:style-name="gr5" draw:text-style-name="P9" draw:layer="measurelines" svg:width="0.827cm" svg:height="1.001cm" svg:x="17.32cm" svg:y="13.365cm">
            <draw:text-box>
              <text:p text:style-name="P8"><text:span text:style-name="T2">2</text:span></text:p>
            </draw:text-box>
          </draw:frame>
          <draw:frame draw:style-name="gr5" draw:text-style-name="P9" draw:layer="measurelines" svg:width="0.827cm" svg:height="1.001cm" svg:x="16.581cm" svg:y="9.928cm">
            <draw:text-box>
              <text:p text:style-name="P8"><text:span text:style-name="T2">4</text:span></text:p>
            </draw:text-box>
          </draw:frame>
          <draw:frame draw:style-name="gr7" draw:text-style-name="P9" draw:layer="measurelines" svg:width="1.223cm" svg:height="0.962cm" svg:x="19.389cm" svg:y="9.96cm">
            <draw:text-box>
              <text:p text:style-name="P8"><text:span text:style-name="T2">14</text:span></text:p>
            </draw:text-box>
          </draw:frame>
          <draw:frame draw:style-name="gr8" draw:text-style-name="P9" draw:layer="measurelines" svg:width="0.786cm" svg:height="0.962cm" svg:x="22.08cm" svg:y="8.107cm">
            <draw:text-box>
              <text:p text:style-name="P8"><text:span text:style-name="T2">9</text:span></text:p>
            </draw:text-box>
          </draw:frame>
          <draw:frame draw:style-name="gr9" draw:text-style-name="P9" draw:layer="measurelines" svg:width="1.315cm" svg:height="0.962cm" svg:x="21.931cm" svg:y="11.776cm">
            <draw:text-box>
              <text:p text:style-name="P8"><text:span text:style-name="T2">10</text:span></text:p>
            </draw:text-box>
          </draw:frame>
          <draw:custom-shape draw:style-name="gr10" draw:text-style-name="P4" draw:layer="measurelines" svg:width="19.141cm" svg:height="7.56cm" svg:x="5.28cm" svg:y="6.6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5" draw:style-name="dp1" draw:master-page-name="Default">
        <draw:g>
          <draw:custom-shape draw:style-name="gr11" draw:text-style-name="P7" xml:id="id39" draw:id="id39" draw:layer="layout" svg:width="1.5cm" svg:height="1.5cm" svg:x="8.338cm" svg:y="6.824cm">
            <text:p text:style-name="P6"><text:span text:style-name="T2">1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7" xml:id="id37" draw:id="id37" draw:layer="layout" svg:width="1.5cm" svg:height="1.5cm" svg:x="14.1cm" svg:y="6.825cm">
            <text:p text:style-name="P6"><text:span text:style-name="T2">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7" xml:id="id38" draw:id="id38" draw:layer="layout" svg:width="1.5cm" svg:height="1.5cm" svg:x="5.457cm" svg:y="9.69cm">
            <text:p text:style-name="P6"><text:span text:style-name="T2">0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2" draw:text-style-name="P3" draw:layer="layout" draw:type="line" svg:x1="14.102cm" svg:y1="13.306cm" svg:x2="9.84cm" svg:y2="13.305cm" draw:start-shape="id33" draw:start-glue-point="6" draw:end-shape="id34" draw:end-glue-point="10" svg:d="M14102 13306l-4262-1" svg:viewBox="0 0 4263 2">
            <text:p/>
          </draw:connector>
          <draw:custom-shape draw:style-name="gr1" draw:text-style-name="P7" xml:id="id35" draw:id="id35" draw:layer="layout" svg:width="1.5cm" svg:height="1.5cm" svg:x="11.22cm" svg:y="9.69cm">
            <text:p text:style-name="P6"><text:span text:style-name="T2">8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2" draw:text-style-name="P3" draw:layer="layout" draw:type="line" svg:x1="14.321cm" svg:y1="12.775cm" svg:x2="12.501cm" svg:y2="10.971cm" draw:start-shape="id33" draw:start-glue-point="5" draw:end-shape="id35" draw:end-glue-point="9" svg:d="M14321 12775l-1820-1804" svg:viewBox="0 0 1821 1805">
            <text:p/>
          </draw:connector>
          <draw:connector draw:style-name="gr2" draw:text-style-name="P3" draw:layer="layout" draw:type="line" svg:x1="20.084cm" svg:y1="12.776cm" svg:x2="15.381cm" svg:y2="8.106cm" draw:start-shape="id36" draw:start-glue-point="5" draw:end-shape="id37" draw:end-glue-point="9" svg:d="M20084 12776l-4703-4670" svg:viewBox="0 0 4704 4671">
            <text:p/>
          </draw:connector>
          <draw:custom-shape draw:style-name="gr1" draw:text-style-name="P7" xml:id="id34" draw:id="id34" draw:layer="layout" svg:width="1.5cm" svg:height="1.5cm" svg:x="8.34cm" svg:y="12.555cm">
            <text:p text:style-name="P6"><text:span text:style-name="T2">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12" draw:text-style-name="P3" draw:layer="layout" draw:type="line" svg:x1="8.559cm" svg:y1="12.774cm" svg:x2="6.738cm" svg:y2="10.971cm" draw:start-shape="id34" draw:start-glue-point="5" draw:end-shape="id38" draw:end-glue-point="9" svg:d="M8559 12774l-1821-1803" svg:viewBox="0 0 1822 1804">
            <text:p/>
          </draw:connector>
          <draw:custom-shape draw:style-name="gr1" draw:text-style-name="P7" xml:id="id33" draw:id="id33" draw:layer="layout" svg:width="1.5cm" svg:height="1.5cm" svg:x="14.102cm" svg:y="12.556cm">
            <text:p text:style-name="P6"><text:span text:style-name="T2">6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2" draw:text-style-name="P3" draw:layer="layout" draw:type="line" svg:x1="12.501cm" svg:y1="9.909cm" svg:x2="14.319cm" svg:y2="8.106cm" draw:start-shape="id35" draw:start-glue-point="11" draw:end-shape="id37" draw:end-glue-point="7" svg:d="M12501 9909l1818-1803" svg:viewBox="0 0 1819 1804">
            <text:p/>
          </draw:connector>
          <draw:connector draw:style-name="gr2" draw:text-style-name="P3" draw:layer="layout" draw:type="line" svg:x1="9.621cm" svg:y1="12.774cm" svg:x2="11.439cm" svg:y2="10.971cm" draw:start-shape="id34" draw:start-glue-point="11" draw:end-shape="id35" draw:end-glue-point="7" svg:d="M9621 12774l1818-1803" svg:viewBox="0 0 1819 1804">
            <text:p/>
          </draw:connector>
          <draw:connector draw:style-name="gr13" draw:text-style-name="P3" draw:layer="layout" draw:type="line" svg:x1="6.738cm" svg:y1="9.909cm" svg:x2="8.557cm" svg:y2="8.105cm" draw:start-shape="id38" draw:start-glue-point="11" draw:end-shape="id39" draw:end-glue-point="7" svg:d="M6738 9909l1819-1804" svg:viewBox="0 0 1820 1805">
            <text:p/>
          </draw:connector>
          <draw:custom-shape draw:style-name="gr1" draw:text-style-name="P7" xml:id="id40" draw:id="id40" draw:layer="layout" svg:width="1.5cm" svg:height="1.5cm" svg:x="22.744cm" svg:y="9.693cm">
            <text:p text:style-name="P6"><text:span text:style-name="T2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2" draw:text-style-name="P3" draw:layer="layout" draw:type="line" svg:x1="22.963cm" svg:y1="10.974cm" svg:x2="21.146cm" svg:y2="12.776cm" draw:start-shape="id40" draw:start-glue-point="7" draw:end-shape="id36" draw:end-glue-point="11" svg:d="M22963 10974l-1817 1802" svg:viewBox="0 0 1818 1803">
            <text:p/>
          </draw:connector>
          <draw:connector draw:style-name="gr2" draw:text-style-name="P3" draw:layer="layout" draw:type="line" svg:x1="22.963cm" svg:y1="9.912cm" svg:x2="21.143cm" svg:y2="8.107cm" draw:start-shape="id40" draw:start-glue-point="5" draw:end-shape="id41" draw:end-glue-point="9" svg:d="M22963 9912l-1820-1805" svg:viewBox="0 0 1821 1806">
            <text:p/>
          </draw:connector>
          <draw:custom-shape draw:style-name="gr1" draw:text-style-name="P7" xml:id="id36" draw:id="id36" draw:layer="layout" svg:width="1.5cm" svg:height="1.5cm" svg:x="19.865cm" svg:y="12.557cm">
            <text:p text:style-name="P6"><text:span text:style-name="T2">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2" draw:text-style-name="P3" draw:layer="layout" draw:type="line" svg:x1="19.865cm" svg:y1="13.307cm" svg:x2="15.602cm" svg:y2="13.306cm" draw:start-shape="id36" draw:start-glue-point="6" draw:end-shape="id33" draw:end-glue-point="10" svg:d="M19865 13307l-4263-1" svg:viewBox="0 0 4264 2">
            <text:p/>
          </draw:connector>
          <draw:custom-shape draw:style-name="gr1" draw:text-style-name="P7" xml:id="id41" draw:id="id41" draw:layer="layout" svg:width="1.5cm" svg:height="1.5cm" svg:x="19.862cm" svg:y="6.826cm">
            <text:p text:style-name="P6"><text:span text:style-name="T2">3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12" draw:text-style-name="P3" draw:layer="layout" draw:type="line" svg:x1="14.1cm" svg:y1="7.575cm" svg:x2="9.838cm" svg:y2="7.574cm" draw:start-shape="id37" draw:start-glue-point="6" draw:end-shape="id39" draw:end-glue-point="10" svg:d="M14100 7575l-4262-1" svg:viewBox="0 0 4263 2">
            <text:p/>
          </draw:connector>
          <draw:connector draw:style-name="gr2" draw:text-style-name="P3" draw:layer="layout" draw:type="line" svg:x1="19.862cm" svg:y1="7.576cm" svg:x2="15.6cm" svg:y2="7.575cm" draw:start-shape="id41" draw:start-glue-point="6" draw:end-shape="id37" draw:end-glue-point="10" svg:d="M19862 7576l-4262-1" svg:viewBox="0 0 4263 2">
            <text:p/>
          </draw:connector>
          <draw:connector draw:style-name="gr12" draw:text-style-name="P3" draw:layer="layout" draw:type="line" svg:x1="9.09cm" svg:y1="12.555cm" svg:x2="9.088cm" svg:y2="8.324cm" draw:start-shape="id34" draw:start-glue-point="4" draw:end-shape="id39" draw:end-glue-point="8" svg:d="M9090 12555l-2-4231" svg:viewBox="0 0 3 4232">
            <text:p/>
          </draw:connector>
          <draw:connector draw:style-name="gr2" draw:text-style-name="P3" draw:layer="layout" draw:type="line" svg:x1="20.615cm" svg:y1="12.557cm" svg:x2="20.612cm" svg:y2="8.326cm" draw:start-shape="id36" draw:start-glue-point="4" draw:end-shape="id41" draw:end-glue-point="8" svg:d="M20615 12557l-3-4231" svg:viewBox="0 0 4 4232">
            <text:p/>
          </draw:connector>
          <draw:frame draw:style-name="gr5" draw:text-style-name="P9" draw:layer="measurelines" svg:width="0.827cm" svg:height="1.001cm" svg:x="6.832cm" svg:y="8.248cm">
            <draw:text-box>
              <text:p text:style-name="P8"><text:span text:style-name="T2">4</text:span></text:p>
            </draw:text-box>
          </draw:frame>
          <draw:frame draw:style-name="gr6" draw:text-style-name="P9" draw:layer="measurelines" svg:width="1.203cm" svg:height="0.962cm" svg:x="8.001cm" svg:y="9.958cm">
            <draw:text-box>
              <text:p text:style-name="P8"><text:span text:style-name="T2">11</text:span></text:p>
            </draw:text-box>
          </draw:frame>
          <draw:frame draw:style-name="gr5" draw:text-style-name="P9" draw:layer="measurelines" svg:width="0.827cm" svg:height="1.001cm" svg:x="6.832cm" svg:y="11.657cm">
            <draw:text-box>
              <text:p text:style-name="P8"><text:span text:style-name="T2">8</text:span></text:p>
            </draw:text-box>
          </draw:frame>
          <draw:frame draw:style-name="gr5" draw:text-style-name="P9" draw:layer="measurelines" svg:width="0.827cm" svg:height="1.001cm" svg:x="11.556cm" svg:y="6.635cm">
            <draw:text-box>
              <text:p text:style-name="P8"><text:span text:style-name="T2">8</text:span></text:p>
            </draw:text-box>
          </draw:frame>
          <draw:frame draw:style-name="gr5" draw:text-style-name="P9" draw:layer="measurelines" svg:width="0.827cm" svg:height="1.001cm" svg:x="17.318cm" svg:y="6.636cm">
            <draw:text-box>
              <text:p text:style-name="P8"><text:span text:style-name="T2">7</text:span></text:p>
            </draw:text-box>
          </draw:frame>
          <draw:frame draw:style-name="gr5" draw:text-style-name="P9" draw:layer="measurelines" svg:width="0.827cm" svg:height="1.001cm" svg:x="12.732cm" svg:y="8.106cm">
            <draw:text-box>
              <text:p text:style-name="P8"><text:span text:style-name="T2">2</text:span></text:p>
            </draw:text-box>
          </draw:frame>
          <draw:frame draw:style-name="gr5" draw:text-style-name="P9" draw:layer="measurelines" svg:width="0.827cm" svg:height="1.001cm" svg:x="13.384cm" svg:y="11.198cm">
            <draw:text-box>
              <text:p text:style-name="P8"><text:span text:style-name="T2">6</text:span></text:p>
            </draw:text-box>
          </draw:frame>
          <draw:frame draw:style-name="gr5" draw:text-style-name="P9" draw:layer="measurelines" svg:width="0.827cm" svg:height="1.001cm" svg:x="9.753cm" svg:y="11.198cm">
            <draw:text-box>
              <text:p text:style-name="P8"><text:span text:style-name="T2">7</text:span></text:p>
            </draw:text-box>
          </draw:frame>
          <draw:frame draw:style-name="gr5" draw:text-style-name="P9" draw:layer="measurelines" svg:width="0.827cm" svg:height="1.001cm" svg:x="11.558cm" svg:y="13.364cm">
            <draw:text-box>
              <text:p text:style-name="P8"><text:span text:style-name="T2">1</text:span></text:p>
            </draw:text-box>
          </draw:frame>
          <draw:frame draw:style-name="gr5" draw:text-style-name="P9" draw:layer="measurelines" svg:width="0.827cm" svg:height="1.001cm" svg:x="17.32cm" svg:y="13.365cm">
            <draw:text-box>
              <text:p text:style-name="P8"><text:span text:style-name="T2">2</text:span></text:p>
            </draw:text-box>
          </draw:frame>
          <draw:frame draw:style-name="gr5" draw:text-style-name="P9" draw:layer="measurelines" svg:width="0.827cm" svg:height="1.001cm" svg:x="16.581cm" svg:y="9.928cm">
            <draw:text-box>
              <text:p text:style-name="P8"><text:span text:style-name="T2">4</text:span></text:p>
            </draw:text-box>
          </draw:frame>
          <draw:frame draw:style-name="gr7" draw:text-style-name="P9" draw:layer="measurelines" svg:width="1.223cm" svg:height="0.962cm" svg:x="19.389cm" svg:y="9.96cm">
            <draw:text-box>
              <text:p text:style-name="P8"><text:span text:style-name="T2">14</text:span></text:p>
            </draw:text-box>
          </draw:frame>
          <draw:frame draw:style-name="gr8" draw:text-style-name="P9" draw:layer="measurelines" svg:width="0.786cm" svg:height="0.962cm" svg:x="22.08cm" svg:y="8.107cm">
            <draw:text-box>
              <text:p text:style-name="P8"><text:span text:style-name="T2">9</text:span></text:p>
            </draw:text-box>
          </draw:frame>
          <draw:frame draw:style-name="gr9" draw:text-style-name="P9" draw:layer="measurelines" svg:width="1.315cm" svg:height="0.962cm" svg:x="21.931cm" svg:y="11.776cm">
            <draw:text-box>
              <text:p text:style-name="P8"><text:span text:style-name="T2">10</text:span></text:p>
            </draw:text-box>
          </draw:frame>
          <draw:custom-shape draw:style-name="gr10" draw:text-style-name="P4" draw:layer="measurelines" svg:width="19.141cm" svg:height="7.56cm" svg:x="5.28cm" svg:y="6.6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6" draw:style-name="dp1" draw:master-page-name="Default">
        <draw:custom-shape draw:style-name="gr14" draw:text-style-name="P7" xml:id="id48" draw:id="id48" draw:layer="layout" svg:width="1.5cm" svg:height="1.5cm" svg:x="8.338cm" svg:y="6.824cm">
          <text:p text:style-name="P6"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7" xml:id="id46" draw:id="id46" draw:layer="layout" svg:width="1.5cm" svg:height="1.5cm" svg:x="14.1cm" svg:y="6.825cm">
          <text:p text:style-name="P6"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7" xml:id="id47" draw:id="id47" draw:layer="layout" svg:width="1.5cm" svg:height="1.5cm" svg:x="5.457cm" svg:y="9.69cm">
          <text:p text:style-name="P6"><text:span text:style-name="T2">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14.102cm" svg:y1="13.306cm" svg:x2="9.84cm" svg:y2="13.305cm" draw:start-shape="id42" draw:start-glue-point="6" draw:end-shape="id43" draw:end-glue-point="10" svg:d="M14102 13306l-4262-1" svg:viewBox="0 0 4263 2">
          <text:p/>
        </draw:connector>
        <draw:custom-shape draw:style-name="gr1" draw:text-style-name="P7" xml:id="id44" draw:id="id44" draw:layer="layout" svg:width="1.5cm" svg:height="1.5cm" svg:x="11.22cm" svg:y="9.69cm">
          <text:p text:style-name="P6"><text:span text:style-name="T2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14.321cm" svg:y1="12.775cm" svg:x2="12.501cm" svg:y2="10.971cm" draw:start-shape="id42" draw:start-glue-point="5" draw:end-shape="id44" draw:end-glue-point="9" svg:d="M14321 12775l-1820-1804" svg:viewBox="0 0 1821 1805">
          <text:p/>
        </draw:connector>
        <draw:connector draw:style-name="gr12" draw:text-style-name="P3" draw:layer="layout" draw:type="line" svg:x1="20.084cm" svg:y1="12.776cm" svg:x2="15.381cm" svg:y2="8.106cm" draw:start-shape="id45" draw:start-glue-point="5" draw:end-shape="id46" draw:end-glue-point="9" svg:d="M20084 12776l-4703-4670" svg:viewBox="0 0 4704 4671">
          <text:p/>
        </draw:connector>
        <draw:custom-shape draw:style-name="gr1" draw:text-style-name="P7" xml:id="id43" draw:id="id43" draw:layer="layout" svg:width="1.5cm" svg:height="1.5cm" svg:x="8.34cm" svg:y="12.555cm">
          <text:p text:style-name="P6"><text:span text:style-name="T2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3" draw:layer="layout" draw:type="line" svg:x1="8.559cm" svg:y1="12.774cm" svg:x2="6.738cm" svg:y2="10.971cm" draw:start-shape="id43" draw:start-glue-point="5" draw:end-shape="id47" draw:end-glue-point="9" svg:d="M8559 12774l-1821-1803" svg:viewBox="0 0 1822 1804">
          <text:p/>
        </draw:connector>
        <draw:custom-shape draw:style-name="gr1" draw:text-style-name="P7" xml:id="id42" draw:id="id42" draw:layer="layout" svg:width="1.5cm" svg:height="1.5cm" svg:x="14.102cm" svg:y="12.556cm">
          <text:p text:style-name="P6"><text:span text:style-name="T2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3" draw:layer="layout" draw:type="line" svg:x1="12.501cm" svg:y1="9.909cm" svg:x2="14.319cm" svg:y2="8.106cm" draw:start-shape="id44" draw:start-glue-point="11" draw:end-shape="id46" draw:end-glue-point="7" svg:d="M12501 9909l1818-1803" svg:viewBox="0 0 1819 1804">
          <text:p/>
        </draw:connector>
        <draw:connector draw:style-name="gr2" draw:text-style-name="P3" draw:layer="layout" draw:type="line" svg:x1="9.621cm" svg:y1="12.774cm" svg:x2="11.439cm" svg:y2="10.971cm" draw:start-shape="id43" draw:start-glue-point="11" draw:end-shape="id44" draw:end-glue-point="7" svg:d="M9621 12774l1818-1803" svg:viewBox="0 0 1819 1804">
          <text:p/>
        </draw:connector>
        <draw:connector draw:style-name="gr13" draw:text-style-name="P3" draw:layer="layout" draw:type="line" svg:x1="6.738cm" svg:y1="9.909cm" svg:x2="8.557cm" svg:y2="8.105cm" draw:start-shape="id47" draw:start-glue-point="11" draw:end-shape="id48" draw:end-glue-point="7" svg:d="M6738 9909l1819-1804" svg:viewBox="0 0 1820 1805">
          <text:p/>
        </draw:connector>
        <draw:custom-shape draw:style-name="gr1" draw:text-style-name="P7" xml:id="id49" draw:id="id49" draw:layer="layout" svg:width="1.5cm" svg:height="1.5cm" svg:x="22.744cm" svg:y="9.693cm">
          <text:p text:style-name="P6"><text:span text:style-name="T2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22.963cm" svg:y1="10.974cm" svg:x2="21.146cm" svg:y2="12.776cm" draw:start-shape="id49" draw:start-glue-point="7" draw:end-shape="id45" draw:end-glue-point="11" svg:d="M22963 10974l-1817 1802" svg:viewBox="0 0 1818 1803">
          <text:p/>
        </draw:connector>
        <draw:connector draw:style-name="gr2" draw:text-style-name="P3" draw:layer="layout" draw:type="line" svg:x1="22.963cm" svg:y1="9.912cm" svg:x2="21.143cm" svg:y2="8.107cm" draw:start-shape="id49" draw:start-glue-point="5" draw:end-shape="id50" draw:end-glue-point="9" svg:d="M22963 9912l-1820-1805" svg:viewBox="0 0 1821 1806">
          <text:p/>
        </draw:connector>
        <draw:custom-shape draw:style-name="gr1" draw:text-style-name="P7" xml:id="id45" draw:id="id45" draw:layer="layout" svg:width="1.5cm" svg:height="1.5cm" svg:x="19.865cm" svg:y="12.557cm">
          <text:p text:style-name="P6"><text:span text:style-name="T2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19.865cm" svg:y1="13.307cm" svg:x2="15.602cm" svg:y2="13.306cm" draw:start-shape="id45" draw:start-glue-point="6" draw:end-shape="id42" draw:end-glue-point="10" svg:d="M19865 13307l-4263-1" svg:viewBox="0 0 4264 2">
          <text:p/>
        </draw:connector>
        <draw:custom-shape draw:style-name="gr1" draw:text-style-name="P7" xml:id="id50" draw:id="id50" draw:layer="layout" svg:width="1.5cm" svg:height="1.5cm" svg:x="19.862cm" svg:y="6.826cm">
          <text:p text:style-name="P6"><text:span text:style-name="T2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3" draw:layer="layout" draw:type="line" svg:x1="14.1cm" svg:y1="7.575cm" svg:x2="9.838cm" svg:y2="7.574cm" draw:start-shape="id46" draw:start-glue-point="6" draw:end-shape="id48" draw:end-glue-point="10" svg:d="M14100 7575l-4262-1" svg:viewBox="0 0 4263 2">
          <text:p/>
        </draw:connector>
        <draw:connector draw:style-name="gr12" draw:text-style-name="P3" draw:layer="layout" draw:type="line" svg:x1="19.862cm" svg:y1="7.576cm" svg:x2="15.6cm" svg:y2="7.575cm" draw:start-shape="id50" draw:start-glue-point="6" draw:end-shape="id46" draw:end-glue-point="10" svg:d="M19862 7576l-4262-1" svg:viewBox="0 0 4263 2">
          <text:p/>
        </draw:connector>
        <draw:connector draw:style-name="gr12" draw:text-style-name="P3" draw:layer="layout" draw:type="line" svg:x1="9.09cm" svg:y1="12.555cm" svg:x2="9.088cm" svg:y2="8.324cm" draw:start-shape="id43" draw:start-glue-point="4" draw:end-shape="id48" draw:end-glue-point="8" svg:d="M9090 12555l-2-4231" svg:viewBox="0 0 3 4232">
          <text:p/>
        </draw:connector>
        <draw:connector draw:style-name="gr2" draw:text-style-name="P3" draw:layer="layout" draw:type="line" svg:x1="20.615cm" svg:y1="12.557cm" svg:x2="20.612cm" svg:y2="8.326cm" draw:start-shape="id45" draw:start-glue-point="4" draw:end-shape="id50" draw:end-glue-point="8" svg:d="M20615 12557l-3-4231" svg:viewBox="0 0 4 4232">
          <text:p/>
        </draw:connector>
        <draw:frame draw:style-name="gr5" draw:text-style-name="P9" draw:layer="measurelines" svg:width="0.827cm" svg:height="1.001cm" svg:x="6.832cm" svg:y="8.248cm">
          <draw:text-box>
            <text:p text:style-name="P8"><text:span text:style-name="T2">4</text:span></text:p>
          </draw:text-box>
        </draw:frame>
        <draw:frame draw:style-name="gr6" draw:text-style-name="P9" draw:layer="measurelines" svg:width="1.203cm" svg:height="0.962cm" svg:x="8.001cm" svg:y="9.958cm">
          <draw:text-box>
            <text:p text:style-name="P8"><text:span text:style-name="T2">11</text:span></text:p>
          </draw:text-box>
        </draw:frame>
        <draw:frame draw:style-name="gr5" draw:text-style-name="P9" draw:layer="measurelines" svg:width="0.827cm" svg:height="1.001cm" svg:x="6.832cm" svg:y="11.657cm">
          <draw:text-box>
            <text:p text:style-name="P8"><text:span text:style-name="T2">8</text:span></text:p>
          </draw:text-box>
        </draw:frame>
        <draw:frame draw:style-name="gr5" draw:text-style-name="P9" draw:layer="measurelines" svg:width="0.827cm" svg:height="1.001cm" svg:x="11.556cm" svg:y="6.635cm">
          <draw:text-box>
            <text:p text:style-name="P8"><text:span text:style-name="T2">8</text:span></text:p>
          </draw:text-box>
        </draw:frame>
        <draw:frame draw:style-name="gr5" draw:text-style-name="P9" draw:layer="measurelines" svg:width="0.827cm" svg:height="1.001cm" svg:x="17.318cm" svg:y="6.636cm">
          <draw:text-box>
            <text:p text:style-name="P8"><text:span text:style-name="T2">7</text:span></text:p>
          </draw:text-box>
        </draw:frame>
        <draw:frame draw:style-name="gr5" draw:text-style-name="P9" draw:layer="measurelines" svg:width="0.827cm" svg:height="1.001cm" svg:x="12.732cm" svg:y="8.106cm">
          <draw:text-box>
            <text:p text:style-name="P8"><text:span text:style-name="T2">2</text:span></text:p>
          </draw:text-box>
        </draw:frame>
        <draw:frame draw:style-name="gr5" draw:text-style-name="P9" draw:layer="measurelines" svg:width="0.827cm" svg:height="1.001cm" svg:x="13.384cm" svg:y="11.198cm">
          <draw:text-box>
            <text:p text:style-name="P8"><text:span text:style-name="T2">6</text:span></text:p>
          </draw:text-box>
        </draw:frame>
        <draw:frame draw:style-name="gr5" draw:text-style-name="P9" draw:layer="measurelines" svg:width="0.827cm" svg:height="1.001cm" svg:x="9.753cm" svg:y="11.198cm">
          <draw:text-box>
            <text:p text:style-name="P8"><text:span text:style-name="T2">7</text:span></text:p>
          </draw:text-box>
        </draw:frame>
        <draw:frame draw:style-name="gr5" draw:text-style-name="P9" draw:layer="measurelines" svg:width="0.827cm" svg:height="1.001cm" svg:x="11.558cm" svg:y="13.364cm">
          <draw:text-box>
            <text:p text:style-name="P8"><text:span text:style-name="T2">1</text:span></text:p>
          </draw:text-box>
        </draw:frame>
        <draw:frame draw:style-name="gr5" draw:text-style-name="P9" draw:layer="measurelines" svg:width="0.827cm" svg:height="1.001cm" svg:x="17.32cm" svg:y="13.365cm">
          <draw:text-box>
            <text:p text:style-name="P8"><text:span text:style-name="T2">2</text:span></text:p>
          </draw:text-box>
        </draw:frame>
        <draw:frame draw:style-name="gr5" draw:text-style-name="P9" draw:layer="measurelines" svg:width="0.827cm" svg:height="1.001cm" svg:x="16.581cm" svg:y="9.928cm">
          <draw:text-box>
            <text:p text:style-name="P8"><text:span text:style-name="T2">4</text:span></text:p>
          </draw:text-box>
        </draw:frame>
        <draw:frame draw:style-name="gr7" draw:text-style-name="P9" draw:layer="measurelines" svg:width="1.223cm" svg:height="0.962cm" svg:x="19.389cm" svg:y="9.96cm">
          <draw:text-box>
            <text:p text:style-name="P8"><text:span text:style-name="T2">14</text:span></text:p>
          </draw:text-box>
        </draw:frame>
        <draw:frame draw:style-name="gr8" draw:text-style-name="P9" draw:layer="measurelines" svg:width="0.786cm" svg:height="0.962cm" svg:x="22.08cm" svg:y="8.107cm">
          <draw:text-box>
            <text:p text:style-name="P8"><text:span text:style-name="T2">9</text:span></text:p>
          </draw:text-box>
        </draw:frame>
        <draw:frame draw:style-name="gr9" draw:text-style-name="P9" draw:layer="measurelines" svg:width="1.315cm" svg:height="0.962cm" svg:x="21.931cm" svg:y="11.776cm">
          <draw:text-box>
            <text:p text:style-name="P8"><text:span text:style-name="T2">10</text:span></text:p>
          </draw:text-box>
        </draw:frame>
        <draw:custom-shape draw:style-name="gr10" draw:text-style-name="P4" draw:layer="measurelines" svg:width="19.141cm" svg:height="7.56cm" svg:x="5.28cm" svg:y="6.67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14" draw:text-style-name="P7" xml:id="id57" draw:id="id57" draw:layer="layout" svg:width="1.5cm" svg:height="1.5cm" svg:x="8.338cm" svg:y="6.824cm">
          <text:p text:style-name="P6"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7" xml:id="id55" draw:id="id55" draw:layer="layout" svg:width="1.5cm" svg:height="1.5cm" svg:x="14.1cm" svg:y="6.825cm">
          <text:p text:style-name="P6"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7" xml:id="id56" draw:id="id56" draw:layer="layout" svg:width="1.5cm" svg:height="1.5cm" svg:x="5.457cm" svg:y="9.69cm">
          <text:p text:style-name="P6"><text:span text:style-name="T2">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14.102cm" svg:y1="13.306cm" svg:x2="9.84cm" svg:y2="13.305cm" draw:start-shape="id51" draw:start-glue-point="6" draw:end-shape="id52" draw:end-glue-point="10" svg:d="M14102 13306l-4262-1" svg:viewBox="0 0 4263 2">
          <text:p/>
        </draw:connector>
        <draw:custom-shape draw:style-name="gr14" draw:text-style-name="P7" xml:id="id53" draw:id="id53" draw:layer="layout" svg:width="1.5cm" svg:height="1.5cm" svg:x="11.22cm" svg:y="9.69cm">
          <text:p text:style-name="P6"><text:span text:style-name="T2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3" draw:layer="layout" draw:type="line" svg:x1="14.321cm" svg:y1="12.775cm" svg:x2="12.501cm" svg:y2="10.971cm" draw:start-shape="id51" draw:start-glue-point="5" draw:end-shape="id53" draw:end-glue-point="9" svg:d="M14321 12775l-1820-1804" svg:viewBox="0 0 1821 1805">
          <text:p/>
        </draw:connector>
        <draw:connector draw:style-name="gr12" draw:text-style-name="P3" draw:layer="layout" draw:type="line" svg:x1="20.084cm" svg:y1="12.776cm" svg:x2="15.381cm" svg:y2="8.106cm" draw:start-shape="id54" draw:start-glue-point="5" draw:end-shape="id55" draw:end-glue-point="9" svg:d="M20084 12776l-4703-4670" svg:viewBox="0 0 4704 4671">
          <text:p/>
        </draw:connector>
        <draw:custom-shape draw:style-name="gr1" draw:text-style-name="P7" xml:id="id52" draw:id="id52" draw:layer="layout" svg:width="1.5cm" svg:height="1.5cm" svg:x="8.34cm" svg:y="12.555cm">
          <text:p text:style-name="P6"><text:span text:style-name="T2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3" draw:layer="layout" draw:type="line" svg:x1="8.559cm" svg:y1="12.774cm" svg:x2="6.738cm" svg:y2="10.971cm" draw:start-shape="id52" draw:start-glue-point="5" draw:end-shape="id56" draw:end-glue-point="9" svg:d="M8559 12774l-1821-1803" svg:viewBox="0 0 1822 1804">
          <text:p/>
        </draw:connector>
        <draw:custom-shape draw:style-name="gr1" draw:text-style-name="P7" xml:id="id51" draw:id="id51" draw:layer="layout" svg:width="1.5cm" svg:height="1.5cm" svg:x="14.102cm" svg:y="12.556cm">
          <text:p text:style-name="P6"><text:span text:style-name="T2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3" draw:layer="layout" draw:type="line" svg:x1="12.501cm" svg:y1="9.909cm" svg:x2="14.319cm" svg:y2="8.106cm" draw:start-shape="id53" draw:start-glue-point="11" draw:end-shape="id55" draw:end-glue-point="7" svg:d="M12501 9909l1818-1803" svg:viewBox="0 0 1819 1804">
          <text:p/>
        </draw:connector>
        <draw:connector draw:style-name="gr12" draw:text-style-name="P3" draw:layer="layout" draw:type="line" svg:x1="9.621cm" svg:y1="12.774cm" svg:x2="11.439cm" svg:y2="10.971cm" draw:start-shape="id52" draw:start-glue-point="11" draw:end-shape="id53" draw:end-glue-point="7" svg:d="M9621 12774l1818-1803" svg:viewBox="0 0 1819 1804">
          <text:p/>
        </draw:connector>
        <draw:connector draw:style-name="gr13" draw:text-style-name="P3" draw:layer="layout" draw:type="line" svg:x1="6.738cm" svg:y1="9.909cm" svg:x2="8.557cm" svg:y2="8.105cm" draw:start-shape="id56" draw:start-glue-point="11" draw:end-shape="id57" draw:end-glue-point="7" svg:d="M6738 9909l1819-1804" svg:viewBox="0 0 1820 1805">
          <text:p/>
        </draw:connector>
        <draw:custom-shape draw:style-name="gr1" draw:text-style-name="P7" xml:id="id58" draw:id="id58" draw:layer="layout" svg:width="1.5cm" svg:height="1.5cm" svg:x="22.744cm" svg:y="9.693cm">
          <text:p text:style-name="P6"><text:span text:style-name="T2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22.963cm" svg:y1="10.974cm" svg:x2="21.146cm" svg:y2="12.776cm" draw:start-shape="id58" draw:start-glue-point="7" draw:end-shape="id54" draw:end-glue-point="11" svg:d="M22963 10974l-1817 1802" svg:viewBox="0 0 1818 1803">
          <text:p/>
        </draw:connector>
        <draw:connector draw:style-name="gr2" draw:text-style-name="P3" draw:layer="layout" draw:type="line" svg:x1="22.963cm" svg:y1="9.912cm" svg:x2="21.143cm" svg:y2="8.107cm" draw:start-shape="id58" draw:start-glue-point="5" draw:end-shape="id59" draw:end-glue-point="9" svg:d="M22963 9912l-1820-1805" svg:viewBox="0 0 1821 1806">
          <text:p/>
        </draw:connector>
        <draw:custom-shape draw:style-name="gr1" draw:text-style-name="P7" xml:id="id54" draw:id="id54" draw:layer="layout" svg:width="1.5cm" svg:height="1.5cm" svg:x="19.865cm" svg:y="12.557cm">
          <text:p text:style-name="P6"><text:span text:style-name="T2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19.865cm" svg:y1="13.307cm" svg:x2="15.602cm" svg:y2="13.306cm" draw:start-shape="id54" draw:start-glue-point="6" draw:end-shape="id51" draw:end-glue-point="10" svg:d="M19865 13307l-4263-1" svg:viewBox="0 0 4264 2">
          <text:p/>
        </draw:connector>
        <draw:custom-shape draw:style-name="gr1" draw:text-style-name="P7" xml:id="id59" draw:id="id59" draw:layer="layout" svg:width="1.5cm" svg:height="1.5cm" svg:x="19.862cm" svg:y="6.826cm">
          <text:p text:style-name="P6"><text:span text:style-name="T2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3" draw:layer="layout" draw:type="line" svg:x1="14.1cm" svg:y1="7.575cm" svg:x2="9.838cm" svg:y2="7.574cm" draw:start-shape="id55" draw:start-glue-point="6" draw:end-shape="id57" draw:end-glue-point="10" svg:d="M14100 7575l-4262-1" svg:viewBox="0 0 4263 2">
          <text:p/>
        </draw:connector>
        <draw:connector draw:style-name="gr12" draw:text-style-name="P3" draw:layer="layout" draw:type="line" svg:x1="19.862cm" svg:y1="7.576cm" svg:x2="15.6cm" svg:y2="7.575cm" draw:start-shape="id59" draw:start-glue-point="6" draw:end-shape="id55" draw:end-glue-point="10" svg:d="M19862 7576l-4262-1" svg:viewBox="0 0 4263 2">
          <text:p/>
        </draw:connector>
        <draw:connector draw:style-name="gr12" draw:text-style-name="P3" draw:layer="layout" draw:type="line" svg:x1="9.09cm" svg:y1="12.555cm" svg:x2="9.088cm" svg:y2="8.324cm" draw:start-shape="id52" draw:start-glue-point="4" draw:end-shape="id57" draw:end-glue-point="8" svg:d="M9090 12555l-2-4231" svg:viewBox="0 0 3 4232">
          <text:p/>
        </draw:connector>
        <draw:connector draw:style-name="gr2" draw:text-style-name="P3" draw:layer="layout" draw:type="line" svg:x1="20.615cm" svg:y1="12.557cm" svg:x2="20.612cm" svg:y2="8.326cm" draw:start-shape="id54" draw:start-glue-point="4" draw:end-shape="id59" draw:end-glue-point="8" svg:d="M20615 12557l-3-4231" svg:viewBox="0 0 4 4232">
          <text:p/>
        </draw:connector>
        <draw:frame draw:style-name="gr5" draw:text-style-name="P9" draw:layer="measurelines" svg:width="0.827cm" svg:height="1.001cm" svg:x="6.832cm" svg:y="8.248cm">
          <draw:text-box>
            <text:p text:style-name="P8"><text:span text:style-name="T2">4</text:span></text:p>
          </draw:text-box>
        </draw:frame>
        <draw:frame draw:style-name="gr6" draw:text-style-name="P9" draw:layer="measurelines" svg:width="1.203cm" svg:height="0.962cm" svg:x="8.001cm" svg:y="9.958cm">
          <draw:text-box>
            <text:p text:style-name="P8"><text:span text:style-name="T2">11</text:span></text:p>
          </draw:text-box>
        </draw:frame>
        <draw:frame draw:style-name="gr5" draw:text-style-name="P9" draw:layer="measurelines" svg:width="0.827cm" svg:height="1.001cm" svg:x="6.832cm" svg:y="11.657cm">
          <draw:text-box>
            <text:p text:style-name="P8"><text:span text:style-name="T2">8</text:span></text:p>
          </draw:text-box>
        </draw:frame>
        <draw:frame draw:style-name="gr5" draw:text-style-name="P9" draw:layer="measurelines" svg:width="0.827cm" svg:height="1.001cm" svg:x="11.556cm" svg:y="6.635cm">
          <draw:text-box>
            <text:p text:style-name="P8"><text:span text:style-name="T2">8</text:span></text:p>
          </draw:text-box>
        </draw:frame>
        <draw:frame draw:style-name="gr5" draw:text-style-name="P9" draw:layer="measurelines" svg:width="0.827cm" svg:height="1.001cm" svg:x="17.318cm" svg:y="6.636cm">
          <draw:text-box>
            <text:p text:style-name="P8"><text:span text:style-name="T2">7</text:span></text:p>
          </draw:text-box>
        </draw:frame>
        <draw:frame draw:style-name="gr5" draw:text-style-name="P9" draw:layer="measurelines" svg:width="0.827cm" svg:height="1.001cm" svg:x="12.732cm" svg:y="8.106cm">
          <draw:text-box>
            <text:p text:style-name="P8"><text:span text:style-name="T2">2</text:span></text:p>
          </draw:text-box>
        </draw:frame>
        <draw:frame draw:style-name="gr5" draw:text-style-name="P9" draw:layer="measurelines" svg:width="0.827cm" svg:height="1.001cm" svg:x="13.384cm" svg:y="11.198cm">
          <draw:text-box>
            <text:p text:style-name="P8"><text:span text:style-name="T2">6</text:span></text:p>
          </draw:text-box>
        </draw:frame>
        <draw:frame draw:style-name="gr5" draw:text-style-name="P9" draw:layer="measurelines" svg:width="0.827cm" svg:height="1.001cm" svg:x="9.753cm" svg:y="11.198cm">
          <draw:text-box>
            <text:p text:style-name="P8"><text:span text:style-name="T2">7</text:span></text:p>
          </draw:text-box>
        </draw:frame>
        <draw:frame draw:style-name="gr5" draw:text-style-name="P9" draw:layer="measurelines" svg:width="0.827cm" svg:height="1.001cm" svg:x="11.558cm" svg:y="13.364cm">
          <draw:text-box>
            <text:p text:style-name="P8"><text:span text:style-name="T2">1</text:span></text:p>
          </draw:text-box>
        </draw:frame>
        <draw:frame draw:style-name="gr5" draw:text-style-name="P9" draw:layer="measurelines" svg:width="0.827cm" svg:height="1.001cm" svg:x="17.32cm" svg:y="13.365cm">
          <draw:text-box>
            <text:p text:style-name="P8"><text:span text:style-name="T2">2</text:span></text:p>
          </draw:text-box>
        </draw:frame>
        <draw:frame draw:style-name="gr5" draw:text-style-name="P9" draw:layer="measurelines" svg:width="0.827cm" svg:height="1.001cm" svg:x="16.581cm" svg:y="9.928cm">
          <draw:text-box>
            <text:p text:style-name="P8"><text:span text:style-name="T2">4</text:span></text:p>
          </draw:text-box>
        </draw:frame>
        <draw:frame draw:style-name="gr7" draw:text-style-name="P9" draw:layer="measurelines" svg:width="1.223cm" svg:height="0.962cm" svg:x="19.389cm" svg:y="9.96cm">
          <draw:text-box>
            <text:p text:style-name="P8"><text:span text:style-name="T2">14</text:span></text:p>
          </draw:text-box>
        </draw:frame>
        <draw:frame draw:style-name="gr8" draw:text-style-name="P9" draw:layer="measurelines" svg:width="0.786cm" svg:height="0.962cm" svg:x="22.08cm" svg:y="8.107cm">
          <draw:text-box>
            <text:p text:style-name="P8"><text:span text:style-name="T2">9</text:span></text:p>
          </draw:text-box>
        </draw:frame>
        <draw:frame draw:style-name="gr9" draw:text-style-name="P9" draw:layer="measurelines" svg:width="1.315cm" svg:height="0.962cm" svg:x="21.931cm" svg:y="11.776cm">
          <draw:text-box>
            <text:p text:style-name="P8"><text:span text:style-name="T2">10</text:span></text:p>
          </draw:text-box>
        </draw:frame>
        <draw:custom-shape draw:style-name="gr10" draw:text-style-name="P4" draw:layer="measurelines" svg:width="19.141cm" svg:height="7.56cm" svg:x="5.28cm" svg:y="6.67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custom-shape draw:style-name="gr14" draw:text-style-name="P7" xml:id="id66" draw:id="id66" draw:layer="layout" svg:width="1.5cm" svg:height="1.5cm" svg:x="8.338cm" svg:y="6.824cm">
          <text:p text:style-name="P6"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7" xml:id="id64" draw:id="id64" draw:layer="layout" svg:width="1.5cm" svg:height="1.5cm" svg:x="14.1cm" svg:y="6.825cm">
          <text:p text:style-name="P6"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7" xml:id="id65" draw:id="id65" draw:layer="layout" svg:width="1.5cm" svg:height="1.5cm" svg:x="5.457cm" svg:y="9.69cm">
          <text:p text:style-name="P6"><text:span text:style-name="T2">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14.102cm" svg:y1="13.306cm" svg:x2="9.84cm" svg:y2="13.305cm" draw:start-shape="id60" draw:start-glue-point="6" draw:end-shape="id61" draw:end-glue-point="10" svg:d="M14102 13306l-4262-1" svg:viewBox="0 0 4263 2">
          <text:p/>
        </draw:connector>
        <draw:custom-shape draw:style-name="gr14" draw:text-style-name="P7" xml:id="id62" draw:id="id62" draw:layer="layout" svg:width="1.5cm" svg:height="1.5cm" svg:x="11.22cm" svg:y="9.69cm">
          <text:p text:style-name="P6"><text:span text:style-name="T2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3" draw:layer="layout" draw:type="line" svg:x1="14.321cm" svg:y1="12.775cm" svg:x2="12.501cm" svg:y2="10.971cm" draw:start-shape="id60" draw:start-glue-point="5" draw:end-shape="id62" draw:end-glue-point="9" svg:d="M14321 12775l-1820-1804" svg:viewBox="0 0 1821 1805">
          <text:p/>
        </draw:connector>
        <draw:connector draw:style-name="gr13" draw:text-style-name="P3" draw:layer="layout" draw:type="line" svg:x1="20.084cm" svg:y1="12.776cm" svg:x2="15.381cm" svg:y2="8.106cm" draw:start-shape="id63" draw:start-glue-point="5" draw:end-shape="id64" draw:end-glue-point="9" svg:d="M20084 12776l-4703-4670" svg:viewBox="0 0 4704 4671">
          <text:p/>
        </draw:connector>
        <draw:custom-shape draw:style-name="gr1" draw:text-style-name="P7" xml:id="id61" draw:id="id61" draw:layer="layout" svg:width="1.5cm" svg:height="1.5cm" svg:x="8.34cm" svg:y="12.555cm">
          <text:p text:style-name="P6"><text:span text:style-name="T2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3" draw:layer="layout" draw:type="line" svg:x1="8.559cm" svg:y1="12.774cm" svg:x2="6.738cm" svg:y2="10.971cm" draw:start-shape="id61" draw:start-glue-point="5" draw:end-shape="id65" draw:end-glue-point="9" svg:d="M8559 12774l-1821-1803" svg:viewBox="0 0 1822 1804">
          <text:p/>
        </draw:connector>
        <draw:custom-shape draw:style-name="gr1" draw:text-style-name="P7" xml:id="id60" draw:id="id60" draw:layer="layout" svg:width="1.5cm" svg:height="1.5cm" svg:x="14.102cm" svg:y="12.556cm">
          <text:p text:style-name="P6"><text:span text:style-name="T2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3" draw:layer="layout" draw:type="line" svg:x1="12.501cm" svg:y1="9.909cm" svg:x2="14.319cm" svg:y2="8.106cm" draw:start-shape="id62" draw:start-glue-point="11" draw:end-shape="id64" draw:end-glue-point="7" svg:d="M12501 9909l1818-1803" svg:viewBox="0 0 1819 1804">
          <text:p/>
        </draw:connector>
        <draw:connector draw:style-name="gr12" draw:text-style-name="P3" draw:layer="layout" draw:type="line" svg:x1="9.621cm" svg:y1="12.774cm" svg:x2="11.439cm" svg:y2="10.971cm" draw:start-shape="id61" draw:start-glue-point="11" draw:end-shape="id62" draw:end-glue-point="7" svg:d="M9621 12774l1818-1803" svg:viewBox="0 0 1819 1804">
          <text:p/>
        </draw:connector>
        <draw:connector draw:style-name="gr13" draw:text-style-name="P3" draw:layer="layout" draw:type="line" svg:x1="6.738cm" svg:y1="9.909cm" svg:x2="8.557cm" svg:y2="8.105cm" draw:start-shape="id65" draw:start-glue-point="11" draw:end-shape="id66" draw:end-glue-point="7" svg:d="M6738 9909l1819-1804" svg:viewBox="0 0 1820 1805">
          <text:p/>
        </draw:connector>
        <draw:custom-shape draw:style-name="gr1" draw:text-style-name="P7" xml:id="id67" draw:id="id67" draw:layer="layout" svg:width="1.5cm" svg:height="1.5cm" svg:x="22.744cm" svg:y="9.693cm">
          <text:p text:style-name="P6"><text:span text:style-name="T2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3" draw:layer="layout" draw:type="line" svg:x1="22.963cm" svg:y1="10.974cm" svg:x2="21.146cm" svg:y2="12.776cm" draw:start-shape="id67" draw:start-glue-point="7" draw:end-shape="id63" draw:end-glue-point="11" svg:d="M22963 10974l-1817 1802" svg:viewBox="0 0 1818 1803">
          <text:p/>
        </draw:connector>
        <draw:connector draw:style-name="gr2" draw:text-style-name="P3" draw:layer="layout" draw:type="line" svg:x1="22.963cm" svg:y1="9.912cm" svg:x2="21.143cm" svg:y2="8.107cm" draw:start-shape="id67" draw:start-glue-point="5" draw:end-shape="id68" draw:end-glue-point="9" svg:d="M22963 9912l-1820-1805" svg:viewBox="0 0 1821 1806">
          <text:p/>
        </draw:connector>
        <draw:custom-shape draw:style-name="gr14" draw:text-style-name="P7" xml:id="id63" draw:id="id63" draw:layer="layout" svg:width="1.5cm" svg:height="1.5cm" svg:x="19.865cm" svg:y="12.557cm">
          <text:p text:style-name="P6"><text:span text:style-name="T2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3" draw:layer="layout" draw:type="line" svg:x1="19.865cm" svg:y1="13.307cm" svg:x2="15.602cm" svg:y2="13.306cm" draw:start-shape="id63" draw:start-glue-point="6" draw:end-shape="id60" draw:end-glue-point="10" svg:d="M19865 13307l-4263-1" svg:viewBox="0 0 4264 2">
          <text:p/>
        </draw:connector>
        <draw:custom-shape draw:style-name="gr1" draw:text-style-name="P7" xml:id="id68" draw:id="id68" draw:layer="layout" svg:width="1.5cm" svg:height="1.5cm" svg:x="19.862cm" svg:y="6.826cm">
          <text:p text:style-name="P6"><text:span text:style-name="T2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3" draw:layer="layout" draw:type="line" svg:x1="14.1cm" svg:y1="7.575cm" svg:x2="9.838cm" svg:y2="7.574cm" draw:start-shape="id64" draw:start-glue-point="6" draw:end-shape="id66" draw:end-glue-point="10" svg:d="M14100 7575l-4262-1" svg:viewBox="0 0 4263 2">
          <text:p/>
        </draw:connector>
        <draw:connector draw:style-name="gr12" draw:text-style-name="P3" draw:layer="layout" draw:type="line" svg:x1="19.862cm" svg:y1="7.576cm" svg:x2="15.6cm" svg:y2="7.575cm" draw:start-shape="id68" draw:start-glue-point="6" draw:end-shape="id64" draw:end-glue-point="10" svg:d="M19862 7576l-4262-1" svg:viewBox="0 0 4263 2">
          <text:p/>
        </draw:connector>
        <draw:connector draw:style-name="gr12" draw:text-style-name="P3" draw:layer="layout" draw:type="line" svg:x1="9.09cm" svg:y1="12.555cm" svg:x2="9.088cm" svg:y2="8.324cm" draw:start-shape="id61" draw:start-glue-point="4" draw:end-shape="id66" draw:end-glue-point="8" svg:d="M9090 12555l-2-4231" svg:viewBox="0 0 3 4232">
          <text:p/>
        </draw:connector>
        <draw:connector draw:style-name="gr2" draw:text-style-name="P3" draw:layer="layout" draw:type="line" svg:x1="20.615cm" svg:y1="12.557cm" svg:x2="20.612cm" svg:y2="8.326cm" draw:start-shape="id63" draw:start-glue-point="4" draw:end-shape="id68" draw:end-glue-point="8" svg:d="M20615 12557l-3-4231" svg:viewBox="0 0 4 4232">
          <text:p/>
        </draw:connector>
        <draw:frame draw:style-name="gr5" draw:text-style-name="P9" draw:layer="measurelines" svg:width="0.827cm" svg:height="1.001cm" svg:x="6.832cm" svg:y="8.248cm">
          <draw:text-box>
            <text:p text:style-name="P8"><text:span text:style-name="T2">4</text:span></text:p>
          </draw:text-box>
        </draw:frame>
        <draw:frame draw:style-name="gr6" draw:text-style-name="P9" draw:layer="measurelines" svg:width="1.203cm" svg:height="0.962cm" svg:x="8.001cm" svg:y="9.958cm">
          <draw:text-box>
            <text:p text:style-name="P8"><text:span text:style-name="T2">11</text:span></text:p>
          </draw:text-box>
        </draw:frame>
        <draw:frame draw:style-name="gr5" draw:text-style-name="P9" draw:layer="measurelines" svg:width="0.827cm" svg:height="1.001cm" svg:x="6.832cm" svg:y="11.657cm">
          <draw:text-box>
            <text:p text:style-name="P8"><text:span text:style-name="T2">8</text:span></text:p>
          </draw:text-box>
        </draw:frame>
        <draw:frame draw:style-name="gr5" draw:text-style-name="P9" draw:layer="measurelines" svg:width="0.827cm" svg:height="1.001cm" svg:x="11.556cm" svg:y="6.635cm">
          <draw:text-box>
            <text:p text:style-name="P8"><text:span text:style-name="T2">8</text:span></text:p>
          </draw:text-box>
        </draw:frame>
        <draw:frame draw:style-name="gr5" draw:text-style-name="P9" draw:layer="measurelines" svg:width="0.827cm" svg:height="1.001cm" svg:x="17.318cm" svg:y="6.636cm">
          <draw:text-box>
            <text:p text:style-name="P8"><text:span text:style-name="T2">7</text:span></text:p>
          </draw:text-box>
        </draw:frame>
        <draw:frame draw:style-name="gr5" draw:text-style-name="P9" draw:layer="measurelines" svg:width="0.827cm" svg:height="1.001cm" svg:x="12.732cm" svg:y="8.106cm">
          <draw:text-box>
            <text:p text:style-name="P8"><text:span text:style-name="T2">2</text:span></text:p>
          </draw:text-box>
        </draw:frame>
        <draw:frame draw:style-name="gr5" draw:text-style-name="P9" draw:layer="measurelines" svg:width="0.827cm" svg:height="1.001cm" svg:x="13.384cm" svg:y="11.198cm">
          <draw:text-box>
            <text:p text:style-name="P8"><text:span text:style-name="T2">6</text:span></text:p>
          </draw:text-box>
        </draw:frame>
        <draw:frame draw:style-name="gr5" draw:text-style-name="P9" draw:layer="measurelines" svg:width="0.827cm" svg:height="1.001cm" svg:x="9.753cm" svg:y="11.198cm">
          <draw:text-box>
            <text:p text:style-name="P8"><text:span text:style-name="T2">7</text:span></text:p>
          </draw:text-box>
        </draw:frame>
        <draw:frame draw:style-name="gr5" draw:text-style-name="P9" draw:layer="measurelines" svg:width="0.827cm" svg:height="1.001cm" svg:x="11.558cm" svg:y="13.364cm">
          <draw:text-box>
            <text:p text:style-name="P8"><text:span text:style-name="T2">1</text:span></text:p>
          </draw:text-box>
        </draw:frame>
        <draw:frame draw:style-name="gr5" draw:text-style-name="P9" draw:layer="measurelines" svg:width="0.827cm" svg:height="1.001cm" svg:x="17.32cm" svg:y="13.365cm">
          <draw:text-box>
            <text:p text:style-name="P8"><text:span text:style-name="T2">2</text:span></text:p>
          </draw:text-box>
        </draw:frame>
        <draw:frame draw:style-name="gr5" draw:text-style-name="P9" draw:layer="measurelines" svg:width="0.827cm" svg:height="1.001cm" svg:x="16.581cm" svg:y="9.928cm">
          <draw:text-box>
            <text:p text:style-name="P8"><text:span text:style-name="T2">4</text:span></text:p>
          </draw:text-box>
        </draw:frame>
        <draw:frame draw:style-name="gr7" draw:text-style-name="P9" draw:layer="measurelines" svg:width="1.223cm" svg:height="0.962cm" svg:x="19.389cm" svg:y="9.96cm">
          <draw:text-box>
            <text:p text:style-name="P8"><text:span text:style-name="T2">14</text:span></text:p>
          </draw:text-box>
        </draw:frame>
        <draw:frame draw:style-name="gr8" draw:text-style-name="P9" draw:layer="measurelines" svg:width="0.786cm" svg:height="0.962cm" svg:x="22.08cm" svg:y="8.107cm">
          <draw:text-box>
            <text:p text:style-name="P8"><text:span text:style-name="T2">9</text:span></text:p>
          </draw:text-box>
        </draw:frame>
        <draw:frame draw:style-name="gr9" draw:text-style-name="P9" draw:layer="measurelines" svg:width="1.315cm" svg:height="0.962cm" svg:x="21.931cm" svg:y="11.776cm">
          <draw:text-box>
            <text:p text:style-name="P8"><text:span text:style-name="T2">10</text:span></text:p>
          </draw:text-box>
        </draw:frame>
        <draw:custom-shape draw:style-name="gr10" draw:text-style-name="P4" draw:layer="measurelines" svg:width="19.141cm" svg:height="7.56cm" svg:x="5.28cm" svg:y="6.67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custom-shape draw:style-name="gr11" draw:text-style-name="P7" xml:id="id75" draw:id="id75" draw:layer="layout" svg:width="1.5cm" svg:height="1.5cm" svg:x="8.338cm" svg:y="6.824cm">
          <text:p text:style-name="P6"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xml:id="id73" draw:id="id73" draw:layer="layout" svg:width="1.5cm" svg:height="1.5cm" svg:x="14.1cm" svg:y="6.825cm">
          <text:p text:style-name="P6"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xml:id="id74" draw:id="id74" draw:layer="layout" svg:width="1.5cm" svg:height="1.5cm" svg:x="5.457cm" svg:y="9.69cm">
          <text:p text:style-name="P6"><text:span text:style-name="T2">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3" draw:layer="layout" draw:type="line" svg:x1="14.102cm" svg:y1="13.306cm" svg:x2="9.84cm" svg:y2="13.305cm" draw:start-shape="id69" draw:start-glue-point="6" draw:end-shape="id70" draw:end-glue-point="10" svg:d="M14102 13306l-4262-1" svg:viewBox="0 0 4263 2">
          <text:p/>
        </draw:connector>
        <draw:custom-shape draw:style-name="gr11" draw:text-style-name="P7" xml:id="id71" draw:id="id71" draw:layer="layout" svg:width="1.5cm" svg:height="1.5cm" svg:x="11.22cm" svg:y="9.69cm">
          <text:p text:style-name="P6"><text:span text:style-name="T2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3" draw:layer="layout" draw:type="line" svg:x1="14.321cm" svg:y1="12.775cm" svg:x2="12.501cm" svg:y2="10.971cm" draw:start-shape="id69" draw:start-glue-point="5" draw:end-shape="id71" draw:end-glue-point="9" svg:d="M14321 12775l-1820-1804" svg:viewBox="0 0 1821 1805">
          <text:p/>
        </draw:connector>
        <draw:connector draw:style-name="gr13" draw:text-style-name="P3" draw:layer="layout" draw:type="line" svg:x1="20.084cm" svg:y1="12.776cm" svg:x2="15.381cm" svg:y2="8.106cm" draw:start-shape="id72" draw:start-glue-point="5" draw:end-shape="id73" draw:end-glue-point="9" svg:d="M20084 12776l-4703-4670" svg:viewBox="0 0 4704 4671">
          <text:p/>
        </draw:connector>
        <draw:custom-shape draw:style-name="gr1" draw:text-style-name="P7" xml:id="id70" draw:id="id70" draw:layer="layout" svg:width="1.5cm" svg:height="1.5cm" svg:x="8.34cm" svg:y="12.555cm">
          <text:p text:style-name="P6"><text:span text:style-name="T2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3" draw:layer="layout" draw:type="line" svg:x1="8.559cm" svg:y1="12.774cm" svg:x2="6.738cm" svg:y2="10.971cm" draw:start-shape="id70" draw:start-glue-point="5" draw:end-shape="id74" draw:end-glue-point="9" svg:d="M8559 12774l-1821-1803" svg:viewBox="0 0 1822 1804">
          <text:p/>
        </draw:connector>
        <draw:custom-shape draw:style-name="gr15" draw:text-style-name="P7" xml:id="id69" draw:id="id69" draw:layer="layout" svg:width="1.5cm" svg:height="1.5cm" svg:x="14.102cm" svg:y="12.556cm">
          <text:p text:style-name="P6"><text:span text:style-name="T2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3" draw:layer="layout" draw:type="line" svg:x1="12.501cm" svg:y1="9.909cm" svg:x2="14.319cm" svg:y2="8.106cm" draw:start-shape="id71" draw:start-glue-point="11" draw:end-shape="id73" draw:end-glue-point="7" svg:d="M12501 9909l1818-1803" svg:viewBox="0 0 1819 1804">
          <text:p/>
        </draw:connector>
        <draw:connector draw:style-name="gr12" draw:text-style-name="P3" draw:layer="layout" draw:type="line" svg:x1="9.621cm" svg:y1="12.774cm" svg:x2="11.439cm" svg:y2="10.971cm" draw:start-shape="id70" draw:start-glue-point="11" draw:end-shape="id71" draw:end-glue-point="7" svg:d="M9621 12774l1818-1803" svg:viewBox="0 0 1819 1804">
          <text:p/>
        </draw:connector>
        <draw:connector draw:style-name="gr13" draw:text-style-name="P3" draw:layer="layout" draw:type="line" svg:x1="6.738cm" svg:y1="9.909cm" svg:x2="8.557cm" svg:y2="8.105cm" draw:start-shape="id74" draw:start-glue-point="11" draw:end-shape="id75" draw:end-glue-point="7" svg:d="M6738 9909l1819-1804" svg:viewBox="0 0 1820 1805">
          <text:p/>
        </draw:connector>
        <draw:custom-shape draw:style-name="gr1" draw:text-style-name="P7" xml:id="id76" draw:id="id76" draw:layer="layout" svg:width="1.5cm" svg:height="1.5cm" svg:x="22.744cm" svg:y="9.693cm">
          <text:p text:style-name="P6"><text:span text:style-name="T2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3" draw:layer="layout" draw:type="line" svg:x1="22.963cm" svg:y1="10.974cm" svg:x2="21.146cm" svg:y2="12.776cm" draw:start-shape="id76" draw:start-glue-point="7" draw:end-shape="id72" draw:end-glue-point="11" svg:d="M22963 10974l-1817 1802" svg:viewBox="0 0 1818 1803">
          <text:p/>
        </draw:connector>
        <draw:connector draw:style-name="gr2" draw:text-style-name="P3" draw:layer="layout" draw:type="line" svg:x1="22.963cm" svg:y1="9.912cm" svg:x2="21.143cm" svg:y2="8.107cm" draw:start-shape="id76" draw:start-glue-point="5" draw:end-shape="id77" draw:end-glue-point="9" svg:d="M22963 9912l-1820-1805" svg:viewBox="0 0 1821 1806">
          <text:p/>
        </draw:connector>
        <draw:custom-shape draw:style-name="gr11" draw:text-style-name="P7" xml:id="id72" draw:id="id72" draw:layer="layout" svg:width="1.5cm" svg:height="1.5cm" svg:x="19.865cm" svg:y="12.557cm">
          <text:p text:style-name="P6"><text:span text:style-name="T2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" draw:text-style-name="P3" draw:layer="layout" draw:type="line" svg:x1="19.865cm" svg:y1="13.307cm" svg:x2="15.602cm" svg:y2="13.306cm" draw:start-shape="id72" draw:start-glue-point="6" draw:end-shape="id69" draw:end-glue-point="10" svg:d="M19865 13307l-4263-1" svg:viewBox="0 0 4264 2">
          <text:p/>
        </draw:connector>
        <draw:custom-shape draw:style-name="gr1" draw:text-style-name="P7" xml:id="id77" draw:id="id77" draw:layer="layout" svg:width="1.5cm" svg:height="1.5cm" svg:x="19.862cm" svg:y="6.826cm">
          <text:p text:style-name="P6"><text:span text:style-name="T2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3" draw:layer="layout" draw:type="line" svg:x1="14.1cm" svg:y1="7.575cm" svg:x2="9.838cm" svg:y2="7.574cm" draw:start-shape="id73" draw:start-glue-point="6" draw:end-shape="id75" draw:end-glue-point="10" svg:d="M14100 7575l-4262-1" svg:viewBox="0 0 4263 2">
          <text:p/>
        </draw:connector>
        <draw:connector draw:style-name="gr12" draw:text-style-name="P3" draw:layer="layout" draw:type="line" svg:x1="19.862cm" svg:y1="7.576cm" svg:x2="15.6cm" svg:y2="7.575cm" draw:start-shape="id77" draw:start-glue-point="6" draw:end-shape="id73" draw:end-glue-point="10" svg:d="M19862 7576l-4262-1" svg:viewBox="0 0 4263 2">
          <text:p/>
        </draw:connector>
        <draw:connector draw:style-name="gr12" draw:text-style-name="P3" draw:layer="layout" draw:type="line" svg:x1="9.09cm" svg:y1="12.555cm" svg:x2="9.088cm" svg:y2="8.324cm" draw:start-shape="id70" draw:start-glue-point="4" draw:end-shape="id75" draw:end-glue-point="8" svg:d="M9090 12555l-2-4231" svg:viewBox="0 0 3 4232">
          <text:p/>
        </draw:connector>
        <draw:connector draw:style-name="gr2" draw:text-style-name="P3" draw:layer="layout" draw:type="line" svg:x1="20.615cm" svg:y1="12.557cm" svg:x2="20.612cm" svg:y2="8.326cm" draw:start-shape="id72" draw:start-glue-point="4" draw:end-shape="id77" draw:end-glue-point="8" svg:d="M20615 12557l-3-4231" svg:viewBox="0 0 4 4232">
          <text:p/>
        </draw:connector>
        <draw:frame draw:style-name="gr5" draw:text-style-name="P9" draw:layer="measurelines" svg:width="0.827cm" svg:height="1.001cm" svg:x="6.832cm" svg:y="8.248cm">
          <draw:text-box>
            <text:p text:style-name="P8"><text:span text:style-name="T2">4</text:span></text:p>
          </draw:text-box>
        </draw:frame>
        <draw:frame draw:style-name="gr6" draw:text-style-name="P9" draw:layer="measurelines" svg:width="1.203cm" svg:height="0.962cm" svg:x="8.001cm" svg:y="9.958cm">
          <draw:text-box>
            <text:p text:style-name="P8"><text:span text:style-name="T2">11</text:span></text:p>
          </draw:text-box>
        </draw:frame>
        <draw:frame draw:style-name="gr5" draw:text-style-name="P9" draw:layer="measurelines" svg:width="0.827cm" svg:height="1.001cm" svg:x="6.832cm" svg:y="11.657cm">
          <draw:text-box>
            <text:p text:style-name="P8"><text:span text:style-name="T2">8</text:span></text:p>
          </draw:text-box>
        </draw:frame>
        <draw:frame draw:style-name="gr5" draw:text-style-name="P9" draw:layer="measurelines" svg:width="0.827cm" svg:height="1.001cm" svg:x="11.556cm" svg:y="6.635cm">
          <draw:text-box>
            <text:p text:style-name="P8"><text:span text:style-name="T2">8</text:span></text:p>
          </draw:text-box>
        </draw:frame>
        <draw:frame draw:style-name="gr5" draw:text-style-name="P9" draw:layer="measurelines" svg:width="0.827cm" svg:height="1.001cm" svg:x="17.318cm" svg:y="6.636cm">
          <draw:text-box>
            <text:p text:style-name="P8"><text:span text:style-name="T2">7</text:span></text:p>
          </draw:text-box>
        </draw:frame>
        <draw:frame draw:style-name="gr5" draw:text-style-name="P9" draw:layer="measurelines" svg:width="0.827cm" svg:height="1.001cm" svg:x="12.732cm" svg:y="8.106cm">
          <draw:text-box>
            <text:p text:style-name="P8"><text:span text:style-name="T2">2</text:span></text:p>
          </draw:text-box>
        </draw:frame>
        <draw:frame draw:style-name="gr5" draw:text-style-name="P9" draw:layer="measurelines" svg:width="0.827cm" svg:height="1.001cm" svg:x="13.384cm" svg:y="11.198cm">
          <draw:text-box>
            <text:p text:style-name="P8"><text:span text:style-name="T2">6</text:span></text:p>
          </draw:text-box>
        </draw:frame>
        <draw:frame draw:style-name="gr5" draw:text-style-name="P9" draw:layer="measurelines" svg:width="0.827cm" svg:height="1.001cm" svg:x="9.753cm" svg:y="11.198cm">
          <draw:text-box>
            <text:p text:style-name="P8"><text:span text:style-name="T2">7</text:span></text:p>
          </draw:text-box>
        </draw:frame>
        <draw:frame draw:style-name="gr5" draw:text-style-name="P9" draw:layer="measurelines" svg:width="0.827cm" svg:height="1.001cm" svg:x="11.558cm" svg:y="13.364cm">
          <draw:text-box>
            <text:p text:style-name="P8"><text:span text:style-name="T2">1</text:span></text:p>
          </draw:text-box>
        </draw:frame>
        <draw:frame draw:style-name="gr5" draw:text-style-name="P9" draw:layer="measurelines" svg:width="0.827cm" svg:height="1.001cm" svg:x="17.32cm" svg:y="13.365cm">
          <draw:text-box>
            <text:p text:style-name="P8"><text:span text:style-name="T2">2</text:span></text:p>
          </draw:text-box>
        </draw:frame>
        <draw:frame draw:style-name="gr5" draw:text-style-name="P9" draw:layer="measurelines" svg:width="0.827cm" svg:height="1.001cm" svg:x="16.581cm" svg:y="9.928cm">
          <draw:text-box>
            <text:p text:style-name="P8"><text:span text:style-name="T2">4</text:span></text:p>
          </draw:text-box>
        </draw:frame>
        <draw:frame draw:style-name="gr7" draw:text-style-name="P9" draw:layer="measurelines" svg:width="1.223cm" svg:height="0.962cm" svg:x="19.389cm" svg:y="9.96cm">
          <draw:text-box>
            <text:p text:style-name="P8"><text:span text:style-name="T2">14</text:span></text:p>
          </draw:text-box>
        </draw:frame>
        <draw:frame draw:style-name="gr8" draw:text-style-name="P9" draw:layer="measurelines" svg:width="0.786cm" svg:height="0.962cm" svg:x="22.08cm" svg:y="8.107cm">
          <draw:text-box>
            <text:p text:style-name="P8"><text:span text:style-name="T2">9</text:span></text:p>
          </draw:text-box>
        </draw:frame>
        <draw:frame draw:style-name="gr9" draw:text-style-name="P9" draw:layer="measurelines" svg:width="1.315cm" svg:height="0.962cm" svg:x="21.931cm" svg:y="11.776cm">
          <draw:text-box>
            <text:p text:style-name="P8"><text:span text:style-name="T2">10</text:span></text:p>
          </draw:text-box>
        </draw:frame>
        <draw:custom-shape draw:style-name="gr10" draw:text-style-name="P4" draw:layer="measurelines" svg:width="19.141cm" svg:height="7.56cm" svg:x="5.28cm" svg:y="6.67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custom-shape draw:style-name="gr11" draw:text-style-name="P7" xml:id="id84" draw:id="id84" draw:layer="layout" svg:width="1.5cm" svg:height="1.5cm" svg:x="8.338cm" svg:y="6.824cm">
          <text:p text:style-name="P6"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xml:id="id82" draw:id="id82" draw:layer="layout" svg:width="1.5cm" svg:height="1.5cm" svg:x="14.1cm" svg:y="6.825cm">
          <text:p text:style-name="P6"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xml:id="id83" draw:id="id83" draw:layer="layout" svg:width="1.5cm" svg:height="1.5cm" svg:x="5.457cm" svg:y="9.69cm">
          <text:p text:style-name="P6"><text:span text:style-name="T2">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" draw:text-style-name="P3" draw:layer="layout" draw:type="line" svg:x1="14.102cm" svg:y1="13.306cm" svg:x2="9.84cm" svg:y2="13.305cm" draw:start-shape="id78" draw:start-glue-point="6" draw:end-shape="id79" draw:end-glue-point="10" svg:d="M14102 13306l-4262-1" svg:viewBox="0 0 4263 2">
          <text:p/>
        </draw:connector>
        <draw:custom-shape draw:style-name="gr11" draw:text-style-name="P7" xml:id="id80" draw:id="id80" draw:layer="layout" svg:width="1.5cm" svg:height="1.5cm" svg:x="11.22cm" svg:y="9.69cm">
          <text:p text:style-name="P6"><text:span text:style-name="T2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3" draw:layer="layout" draw:type="line" svg:x1="14.321cm" svg:y1="12.775cm" svg:x2="12.501cm" svg:y2="10.971cm" draw:start-shape="id78" draw:start-glue-point="5" draw:end-shape="id80" draw:end-glue-point="9" svg:d="M14321 12775l-1820-1804" svg:viewBox="0 0 1821 1805">
          <text:p/>
        </draw:connector>
        <draw:connector draw:style-name="gr13" draw:text-style-name="P3" draw:layer="layout" draw:type="line" svg:x1="20.084cm" svg:y1="12.776cm" svg:x2="15.381cm" svg:y2="8.106cm" draw:start-shape="id81" draw:start-glue-point="5" draw:end-shape="id82" draw:end-glue-point="9" svg:d="M20084 12776l-4703-4670" svg:viewBox="0 0 4704 4671">
          <text:p/>
        </draw:connector>
        <draw:custom-shape draw:style-name="gr15" draw:text-style-name="P7" xml:id="id79" draw:id="id79" draw:layer="layout" svg:width="1.5cm" svg:height="1.5cm" svg:x="8.34cm" svg:y="12.555cm">
          <text:p text:style-name="P6"><text:span text:style-name="T2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3" draw:layer="layout" draw:type="line" svg:x1="8.559cm" svg:y1="12.774cm" svg:x2="6.738cm" svg:y2="10.971cm" draw:start-shape="id79" draw:start-glue-point="5" draw:end-shape="id83" draw:end-glue-point="9" svg:d="M8559 12774l-1821-1803" svg:viewBox="0 0 1822 1804">
          <text:p/>
        </draw:connector>
        <draw:custom-shape draw:style-name="gr15" draw:text-style-name="P7" xml:id="id78" draw:id="id78" draw:layer="layout" svg:width="1.5cm" svg:height="1.5cm" svg:x="14.102cm" svg:y="12.556cm">
          <text:p text:style-name="P6"><text:span text:style-name="T2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3" draw:layer="layout" draw:type="line" svg:x1="12.501cm" svg:y1="9.909cm" svg:x2="14.319cm" svg:y2="8.106cm" draw:start-shape="id80" draw:start-glue-point="11" draw:end-shape="id82" draw:end-glue-point="7" svg:d="M12501 9909l1818-1803" svg:viewBox="0 0 1819 1804">
          <text:p/>
        </draw:connector>
        <draw:connector draw:style-name="gr12" draw:text-style-name="P3" draw:layer="layout" draw:type="line" svg:x1="9.621cm" svg:y1="12.774cm" svg:x2="11.439cm" svg:y2="10.971cm" draw:start-shape="id79" draw:start-glue-point="11" draw:end-shape="id80" draw:end-glue-point="7" svg:d="M9621 12774l1818-1803" svg:viewBox="0 0 1819 1804">
          <text:p/>
        </draw:connector>
        <draw:connector draw:style-name="gr13" draw:text-style-name="P3" draw:layer="layout" draw:type="line" svg:x1="6.738cm" svg:y1="9.909cm" svg:x2="8.557cm" svg:y2="8.105cm" draw:start-shape="id83" draw:start-glue-point="11" draw:end-shape="id84" draw:end-glue-point="7" svg:d="M6738 9909l1819-1804" svg:viewBox="0 0 1820 1805">
          <text:p/>
        </draw:connector>
        <draw:custom-shape draw:style-name="gr1" draw:text-style-name="P7" xml:id="id85" draw:id="id85" draw:layer="layout" svg:width="1.5cm" svg:height="1.5cm" svg:x="22.744cm" svg:y="9.693cm">
          <text:p text:style-name="P6"><text:span text:style-name="T2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3" draw:layer="layout" draw:type="line" svg:x1="22.963cm" svg:y1="10.974cm" svg:x2="21.146cm" svg:y2="12.776cm" draw:start-shape="id85" draw:start-glue-point="7" draw:end-shape="id81" draw:end-glue-point="11" svg:d="M22963 10974l-1817 1802" svg:viewBox="0 0 1818 1803">
          <text:p/>
        </draw:connector>
        <draw:connector draw:style-name="gr2" draw:text-style-name="P3" draw:layer="layout" draw:type="line" svg:x1="22.963cm" svg:y1="9.912cm" svg:x2="21.143cm" svg:y2="8.107cm" draw:start-shape="id85" draw:start-glue-point="5" draw:end-shape="id86" draw:end-glue-point="9" svg:d="M22963 9912l-1820-1805" svg:viewBox="0 0 1821 1806">
          <text:p/>
        </draw:connector>
        <draw:custom-shape draw:style-name="gr11" draw:text-style-name="P7" xml:id="id81" draw:id="id81" draw:layer="layout" svg:width="1.5cm" svg:height="1.5cm" svg:x="19.865cm" svg:y="12.557cm">
          <text:p text:style-name="P6"><text:span text:style-name="T2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" draw:text-style-name="P3" draw:layer="layout" draw:type="line" svg:x1="19.865cm" svg:y1="13.307cm" svg:x2="15.602cm" svg:y2="13.306cm" draw:start-shape="id81" draw:start-glue-point="6" draw:end-shape="id78" draw:end-glue-point="10" svg:d="M19865 13307l-4263-1" svg:viewBox="0 0 4264 2">
          <text:p/>
        </draw:connector>
        <draw:custom-shape draw:style-name="gr1" draw:text-style-name="P7" xml:id="id86" draw:id="id86" draw:layer="layout" svg:width="1.5cm" svg:height="1.5cm" svg:x="19.862cm" svg:y="6.826cm">
          <text:p text:style-name="P6"><text:span text:style-name="T2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3" draw:layer="layout" draw:type="line" svg:x1="14.1cm" svg:y1="7.575cm" svg:x2="9.838cm" svg:y2="7.574cm" draw:start-shape="id82" draw:start-glue-point="6" draw:end-shape="id84" draw:end-glue-point="10" svg:d="M14100 7575l-4262-1" svg:viewBox="0 0 4263 2">
          <text:p/>
        </draw:connector>
        <draw:connector draw:style-name="gr12" draw:text-style-name="P3" draw:layer="layout" draw:type="line" svg:x1="19.862cm" svg:y1="7.576cm" svg:x2="15.6cm" svg:y2="7.575cm" draw:start-shape="id86" draw:start-glue-point="6" draw:end-shape="id82" draw:end-glue-point="10" svg:d="M19862 7576l-4262-1" svg:viewBox="0 0 4263 2">
          <text:p/>
        </draw:connector>
        <draw:connector draw:style-name="gr12" draw:text-style-name="P3" draw:layer="layout" draw:type="line" svg:x1="9.09cm" svg:y1="12.555cm" svg:x2="9.088cm" svg:y2="8.324cm" draw:start-shape="id79" draw:start-glue-point="4" draw:end-shape="id84" draw:end-glue-point="8" svg:d="M9090 12555l-2-4231" svg:viewBox="0 0 3 4232">
          <text:p/>
        </draw:connector>
        <draw:connector draw:style-name="gr2" draw:text-style-name="P3" draw:layer="layout" draw:type="line" svg:x1="20.615cm" svg:y1="12.557cm" svg:x2="20.612cm" svg:y2="8.326cm" draw:start-shape="id81" draw:start-glue-point="4" draw:end-shape="id86" draw:end-glue-point="8" svg:d="M20615 12557l-3-4231" svg:viewBox="0 0 4 4232">
          <text:p/>
        </draw:connector>
        <draw:frame draw:style-name="gr5" draw:text-style-name="P9" draw:layer="measurelines" svg:width="0.827cm" svg:height="1.001cm" svg:x="6.832cm" svg:y="8.248cm">
          <draw:text-box>
            <text:p text:style-name="P8"><text:span text:style-name="T2">4</text:span></text:p>
          </draw:text-box>
        </draw:frame>
        <draw:frame draw:style-name="gr6" draw:text-style-name="P9" draw:layer="measurelines" svg:width="1.203cm" svg:height="0.962cm" svg:x="8.001cm" svg:y="9.958cm">
          <draw:text-box>
            <text:p text:style-name="P8"><text:span text:style-name="T2">11</text:span></text:p>
          </draw:text-box>
        </draw:frame>
        <draw:frame draw:style-name="gr5" draw:text-style-name="P9" draw:layer="measurelines" svg:width="0.827cm" svg:height="1.001cm" svg:x="6.832cm" svg:y="11.657cm">
          <draw:text-box>
            <text:p text:style-name="P8"><text:span text:style-name="T2">8</text:span></text:p>
          </draw:text-box>
        </draw:frame>
        <draw:frame draw:style-name="gr5" draw:text-style-name="P9" draw:layer="measurelines" svg:width="0.827cm" svg:height="1.001cm" svg:x="11.556cm" svg:y="6.635cm">
          <draw:text-box>
            <text:p text:style-name="P8"><text:span text:style-name="T2">8</text:span></text:p>
          </draw:text-box>
        </draw:frame>
        <draw:frame draw:style-name="gr5" draw:text-style-name="P9" draw:layer="measurelines" svg:width="0.827cm" svg:height="1.001cm" svg:x="17.318cm" svg:y="6.636cm">
          <draw:text-box>
            <text:p text:style-name="P8"><text:span text:style-name="T2">7</text:span></text:p>
          </draw:text-box>
        </draw:frame>
        <draw:frame draw:style-name="gr5" draw:text-style-name="P9" draw:layer="measurelines" svg:width="0.827cm" svg:height="1.001cm" svg:x="12.732cm" svg:y="8.106cm">
          <draw:text-box>
            <text:p text:style-name="P8"><text:span text:style-name="T2">2</text:span></text:p>
          </draw:text-box>
        </draw:frame>
        <draw:frame draw:style-name="gr5" draw:text-style-name="P9" draw:layer="measurelines" svg:width="0.827cm" svg:height="1.001cm" svg:x="13.384cm" svg:y="11.198cm">
          <draw:text-box>
            <text:p text:style-name="P8"><text:span text:style-name="T2">6</text:span></text:p>
          </draw:text-box>
        </draw:frame>
        <draw:frame draw:style-name="gr5" draw:text-style-name="P9" draw:layer="measurelines" svg:width="0.827cm" svg:height="1.001cm" svg:x="9.753cm" svg:y="11.198cm">
          <draw:text-box>
            <text:p text:style-name="P8"><text:span text:style-name="T2">7</text:span></text:p>
          </draw:text-box>
        </draw:frame>
        <draw:frame draw:style-name="gr5" draw:text-style-name="P9" draw:layer="measurelines" svg:width="0.827cm" svg:height="1.001cm" svg:x="11.558cm" svg:y="13.364cm">
          <draw:text-box>
            <text:p text:style-name="P8"><text:span text:style-name="T2">1</text:span></text:p>
          </draw:text-box>
        </draw:frame>
        <draw:frame draw:style-name="gr5" draw:text-style-name="P9" draw:layer="measurelines" svg:width="0.827cm" svg:height="1.001cm" svg:x="17.32cm" svg:y="13.365cm">
          <draw:text-box>
            <text:p text:style-name="P8"><text:span text:style-name="T2">2</text:span></text:p>
          </draw:text-box>
        </draw:frame>
        <draw:frame draw:style-name="gr5" draw:text-style-name="P9" draw:layer="measurelines" svg:width="0.827cm" svg:height="1.001cm" svg:x="16.581cm" svg:y="9.928cm">
          <draw:text-box>
            <text:p text:style-name="P8"><text:span text:style-name="T2">4</text:span></text:p>
          </draw:text-box>
        </draw:frame>
        <draw:frame draw:style-name="gr7" draw:text-style-name="P9" draw:layer="measurelines" svg:width="1.223cm" svg:height="0.962cm" svg:x="19.389cm" svg:y="9.96cm">
          <draw:text-box>
            <text:p text:style-name="P8"><text:span text:style-name="T2">14</text:span></text:p>
          </draw:text-box>
        </draw:frame>
        <draw:frame draw:style-name="gr8" draw:text-style-name="P9" draw:layer="measurelines" svg:width="0.786cm" svg:height="0.962cm" svg:x="22.08cm" svg:y="8.107cm">
          <draw:text-box>
            <text:p text:style-name="P8"><text:span text:style-name="T2">9</text:span></text:p>
          </draw:text-box>
        </draw:frame>
        <draw:frame draw:style-name="gr9" draw:text-style-name="P9" draw:layer="measurelines" svg:width="1.315cm" svg:height="0.962cm" svg:x="21.931cm" svg:y="11.776cm">
          <draw:text-box>
            <text:p text:style-name="P8"><text:span text:style-name="T2">10</text:span></text:p>
          </draw:text-box>
        </draw:frame>
        <draw:custom-shape draw:style-name="gr10" draw:text-style-name="P4" draw:layer="measurelines" svg:width="19.141cm" svg:height="7.56cm" svg:x="5.28cm" svg:y="6.67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1" draw:style-name="dp1" draw:master-page-name="Default">
        <draw:custom-shape draw:style-name="gr11" draw:text-style-name="P7" xml:id="id93" draw:id="id93" draw:layer="layout" svg:width="1.5cm" svg:height="1.5cm" svg:x="8.338cm" svg:y="6.824cm">
          <text:p text:style-name="P6"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xml:id="id91" draw:id="id91" draw:layer="layout" svg:width="1.5cm" svg:height="1.5cm" svg:x="14.1cm" svg:y="6.825cm">
          <text:p text:style-name="P6"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xml:id="id92" draw:id="id92" draw:layer="layout" svg:width="1.5cm" svg:height="1.5cm" svg:x="5.457cm" svg:y="9.69cm">
          <text:p text:style-name="P6"><text:span text:style-name="T2">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" draw:text-style-name="P3" draw:layer="layout" draw:type="line" svg:x1="14.102cm" svg:y1="13.306cm" svg:x2="9.84cm" svg:y2="13.305cm" draw:start-shape="id87" draw:start-glue-point="6" draw:end-shape="id88" draw:end-glue-point="10" svg:d="M14102 13306l-4262-1" svg:viewBox="0 0 4263 2">
          <text:p/>
        </draw:connector>
        <draw:custom-shape draw:style-name="gr11" draw:text-style-name="P7" xml:id="id89" draw:id="id89" draw:layer="layout" svg:width="1.5cm" svg:height="1.5cm" svg:x="11.22cm" svg:y="9.69cm">
          <text:p text:style-name="P6"><text:span text:style-name="T2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7" draw:text-style-name="P3" draw:layer="layout" draw:type="line" svg:x1="14.321cm" svg:y1="12.775cm" svg:x2="12.501cm" svg:y2="10.971cm" draw:start-shape="id87" draw:start-glue-point="5" draw:end-shape="id89" draw:end-glue-point="9" svg:d="M14321 12775l-1820-1804" svg:viewBox="0 0 1821 1805">
          <text:p/>
        </draw:connector>
        <draw:connector draw:style-name="gr13" draw:text-style-name="P3" draw:layer="layout" draw:type="line" svg:x1="20.084cm" svg:y1="12.776cm" svg:x2="15.381cm" svg:y2="8.106cm" draw:start-shape="id90" draw:start-glue-point="5" draw:end-shape="id91" draw:end-glue-point="9" svg:d="M20084 12776l-4703-4670" svg:viewBox="0 0 4704 4671">
          <text:p/>
        </draw:connector>
        <draw:custom-shape draw:style-name="gr18" draw:text-style-name="P7" xml:id="id88" draw:id="id88" draw:layer="layout" svg:width="1.5cm" svg:height="1.5cm" svg:x="8.34cm" svg:y="12.555cm">
          <text:p text:style-name="P6"><text:span text:style-name="T2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3" draw:layer="layout" draw:type="line" svg:x1="8.559cm" svg:y1="12.774cm" svg:x2="6.738cm" svg:y2="10.971cm" draw:start-shape="id88" draw:start-glue-point="5" draw:end-shape="id92" draw:end-glue-point="9" svg:d="M8559 12774l-1821-1803" svg:viewBox="0 0 1822 1804">
          <text:p/>
        </draw:connector>
        <draw:custom-shape draw:style-name="gr18" draw:text-style-name="P7" xml:id="id87" draw:id="id87" draw:layer="layout" svg:width="1.5cm" svg:height="1.5cm" svg:x="14.102cm" svg:y="12.556cm">
          <text:p text:style-name="P6"><text:span text:style-name="T2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3" draw:layer="layout" draw:type="line" svg:x1="12.501cm" svg:y1="9.909cm" svg:x2="14.319cm" svg:y2="8.106cm" draw:start-shape="id89" draw:start-glue-point="11" draw:end-shape="id91" draw:end-glue-point="7" svg:d="M12501 9909l1818-1803" svg:viewBox="0 0 1819 1804">
          <text:p/>
        </draw:connector>
        <draw:connector draw:style-name="gr17" draw:text-style-name="P3" draw:layer="layout" draw:type="line" svg:x1="9.621cm" svg:y1="12.774cm" svg:x2="11.439cm" svg:y2="10.971cm" draw:start-shape="id88" draw:start-glue-point="11" draw:end-shape="id89" draw:end-glue-point="7" svg:d="M9621 12774l1818-1803" svg:viewBox="0 0 1819 1804">
          <text:p/>
        </draw:connector>
        <draw:connector draw:style-name="gr13" draw:text-style-name="P3" draw:layer="layout" draw:type="line" svg:x1="6.738cm" svg:y1="9.909cm" svg:x2="8.557cm" svg:y2="8.105cm" draw:start-shape="id92" draw:start-glue-point="11" draw:end-shape="id93" draw:end-glue-point="7" svg:d="M6738 9909l1819-1804" svg:viewBox="0 0 1820 1805">
          <text:p/>
        </draw:connector>
        <draw:custom-shape draw:style-name="gr1" draw:text-style-name="P7" xml:id="id94" draw:id="id94" draw:layer="layout" svg:width="1.5cm" svg:height="1.5cm" svg:x="22.744cm" svg:y="9.693cm">
          <text:p text:style-name="P6"><text:span text:style-name="T2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3" draw:layer="layout" draw:type="line" svg:x1="22.963cm" svg:y1="10.974cm" svg:x2="21.146cm" svg:y2="12.776cm" draw:start-shape="id94" draw:start-glue-point="7" draw:end-shape="id90" draw:end-glue-point="11" svg:d="M22963 10974l-1817 1802" svg:viewBox="0 0 1818 1803">
          <text:p/>
        </draw:connector>
        <draw:connector draw:style-name="gr12" draw:text-style-name="P3" draw:layer="layout" draw:type="line" svg:x1="22.963cm" svg:y1="9.912cm" svg:x2="21.143cm" svg:y2="8.107cm" draw:start-shape="id94" draw:start-glue-point="5" draw:end-shape="id95" draw:end-glue-point="9" svg:d="M22963 9912l-1820-1805" svg:viewBox="0 0 1821 1806">
          <text:p/>
        </draw:connector>
        <draw:custom-shape draw:style-name="gr11" draw:text-style-name="P7" xml:id="id90" draw:id="id90" draw:layer="layout" svg:width="1.5cm" svg:height="1.5cm" svg:x="19.865cm" svg:y="12.557cm">
          <text:p text:style-name="P6"><text:span text:style-name="T2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" draw:text-style-name="P3" draw:layer="layout" draw:type="line" svg:x1="19.865cm" svg:y1="13.307cm" svg:x2="15.602cm" svg:y2="13.306cm" draw:start-shape="id90" draw:start-glue-point="6" draw:end-shape="id87" draw:end-glue-point="10" svg:d="M19865 13307l-4263-1" svg:viewBox="0 0 4264 2">
          <text:p/>
        </draw:connector>
        <draw:custom-shape draw:style-name="gr15" draw:text-style-name="P7" xml:id="id95" draw:id="id95" draw:layer="layout" svg:width="1.5cm" svg:height="1.5cm" svg:x="19.862cm" svg:y="6.826cm">
          <text:p text:style-name="P6"><text:span text:style-name="T2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3" draw:layer="layout" draw:type="line" svg:x1="14.1cm" svg:y1="7.575cm" svg:x2="9.838cm" svg:y2="7.574cm" draw:start-shape="id91" draw:start-glue-point="6" draw:end-shape="id93" draw:end-glue-point="10" svg:d="M14100 7575l-4262-1" svg:viewBox="0 0 4263 2">
          <text:p/>
        </draw:connector>
        <draw:connector draw:style-name="gr16" draw:text-style-name="P3" draw:layer="layout" draw:type="line" svg:x1="19.862cm" svg:y1="7.576cm" svg:x2="15.6cm" svg:y2="7.575cm" draw:start-shape="id95" draw:start-glue-point="6" draw:end-shape="id91" draw:end-glue-point="10" svg:d="M19862 7576l-4262-1" svg:viewBox="0 0 4263 2">
          <text:p/>
        </draw:connector>
        <draw:connector draw:style-name="gr12" draw:text-style-name="P3" draw:layer="layout" draw:type="line" svg:x1="9.09cm" svg:y1="12.555cm" svg:x2="9.088cm" svg:y2="8.324cm" draw:start-shape="id88" draw:start-glue-point="4" draw:end-shape="id93" draw:end-glue-point="8" svg:d="M9090 12555l-2-4231" svg:viewBox="0 0 3 4232">
          <text:p/>
        </draw:connector>
        <draw:connector draw:style-name="gr2" draw:text-style-name="P3" draw:layer="layout" draw:type="line" svg:x1="20.615cm" svg:y1="12.557cm" svg:x2="20.612cm" svg:y2="8.326cm" draw:start-shape="id90" draw:start-glue-point="4" draw:end-shape="id95" draw:end-glue-point="8" svg:d="M20615 12557l-3-4231" svg:viewBox="0 0 4 4232">
          <text:p/>
        </draw:connector>
        <draw:frame draw:style-name="gr5" draw:text-style-name="P9" draw:layer="measurelines" svg:width="0.827cm" svg:height="1.001cm" svg:x="6.832cm" svg:y="8.248cm">
          <draw:text-box>
            <text:p text:style-name="P8"><text:span text:style-name="T2">4</text:span></text:p>
          </draw:text-box>
        </draw:frame>
        <draw:frame draw:style-name="gr6" draw:text-style-name="P9" draw:layer="measurelines" svg:width="1.203cm" svg:height="0.962cm" svg:x="8.001cm" svg:y="9.958cm">
          <draw:text-box>
            <text:p text:style-name="P8"><text:span text:style-name="T2">11</text:span></text:p>
          </draw:text-box>
        </draw:frame>
        <draw:frame draw:style-name="gr5" draw:text-style-name="P9" draw:layer="measurelines" svg:width="0.827cm" svg:height="1.001cm" svg:x="6.832cm" svg:y="11.657cm">
          <draw:text-box>
            <text:p text:style-name="P8"><text:span text:style-name="T2">8</text:span></text:p>
          </draw:text-box>
        </draw:frame>
        <draw:frame draw:style-name="gr5" draw:text-style-name="P9" draw:layer="measurelines" svg:width="0.827cm" svg:height="1.001cm" svg:x="11.556cm" svg:y="6.635cm">
          <draw:text-box>
            <text:p text:style-name="P8"><text:span text:style-name="T2">8</text:span></text:p>
          </draw:text-box>
        </draw:frame>
        <draw:frame draw:style-name="gr5" draw:text-style-name="P9" draw:layer="measurelines" svg:width="0.827cm" svg:height="1.001cm" svg:x="17.318cm" svg:y="6.636cm">
          <draw:text-box>
            <text:p text:style-name="P8"><text:span text:style-name="T2">7</text:span></text:p>
          </draw:text-box>
        </draw:frame>
        <draw:frame draw:style-name="gr5" draw:text-style-name="P9" draw:layer="measurelines" svg:width="0.827cm" svg:height="1.001cm" svg:x="12.732cm" svg:y="8.106cm">
          <draw:text-box>
            <text:p text:style-name="P8"><text:span text:style-name="T2">2</text:span></text:p>
          </draw:text-box>
        </draw:frame>
        <draw:frame draw:style-name="gr5" draw:text-style-name="P9" draw:layer="measurelines" svg:width="0.827cm" svg:height="1.001cm" svg:x="13.384cm" svg:y="11.198cm">
          <draw:text-box>
            <text:p text:style-name="P8"><text:span text:style-name="T2">6</text:span></text:p>
          </draw:text-box>
        </draw:frame>
        <draw:frame draw:style-name="gr5" draw:text-style-name="P9" draw:layer="measurelines" svg:width="0.827cm" svg:height="1.001cm" svg:x="9.753cm" svg:y="11.198cm">
          <draw:text-box>
            <text:p text:style-name="P8"><text:span text:style-name="T2">7</text:span></text:p>
          </draw:text-box>
        </draw:frame>
        <draw:frame draw:style-name="gr5" draw:text-style-name="P9" draw:layer="measurelines" svg:width="0.827cm" svg:height="1.001cm" svg:x="11.558cm" svg:y="13.364cm">
          <draw:text-box>
            <text:p text:style-name="P8"><text:span text:style-name="T2">1</text:span></text:p>
          </draw:text-box>
        </draw:frame>
        <draw:frame draw:style-name="gr5" draw:text-style-name="P9" draw:layer="measurelines" svg:width="0.827cm" svg:height="1.001cm" svg:x="17.32cm" svg:y="13.365cm">
          <draw:text-box>
            <text:p text:style-name="P8"><text:span text:style-name="T2">2</text:span></text:p>
          </draw:text-box>
        </draw:frame>
        <draw:frame draw:style-name="gr5" draw:text-style-name="P9" draw:layer="measurelines" svg:width="0.827cm" svg:height="1.001cm" svg:x="16.581cm" svg:y="9.928cm">
          <draw:text-box>
            <text:p text:style-name="P8"><text:span text:style-name="T2">4</text:span></text:p>
          </draw:text-box>
        </draw:frame>
        <draw:frame draw:style-name="gr7" draw:text-style-name="P9" draw:layer="measurelines" svg:width="1.223cm" svg:height="0.962cm" svg:x="19.389cm" svg:y="9.96cm">
          <draw:text-box>
            <text:p text:style-name="P8"><text:span text:style-name="T2">14</text:span></text:p>
          </draw:text-box>
        </draw:frame>
        <draw:frame draw:style-name="gr8" draw:text-style-name="P9" draw:layer="measurelines" svg:width="0.786cm" svg:height="0.962cm" svg:x="22.08cm" svg:y="8.107cm">
          <draw:text-box>
            <text:p text:style-name="P8"><text:span text:style-name="T2">9</text:span></text:p>
          </draw:text-box>
        </draw:frame>
        <draw:frame draw:style-name="gr9" draw:text-style-name="P9" draw:layer="measurelines" svg:width="1.315cm" svg:height="0.962cm" svg:x="21.931cm" svg:y="11.776cm">
          <draw:text-box>
            <text:p text:style-name="P8"><text:span text:style-name="T2">10</text:span></text:p>
          </draw:text-box>
        </draw:frame>
        <draw:custom-shape draw:style-name="gr10" draw:text-style-name="P4" draw:layer="measurelines" svg:width="19.141cm" svg:height="7.56cm" svg:x="5.28cm" svg:y="6.67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2" draw:style-name="dp1" draw:master-page-name="Default">
        <draw:custom-shape draw:style-name="gr11" draw:text-style-name="P7" xml:id="id102" draw:id="id102" draw:layer="layout" svg:width="1.5cm" svg:height="1.5cm" svg:x="8.338cm" svg:y="6.824cm">
          <text:p text:style-name="P6"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xml:id="id100" draw:id="id100" draw:layer="layout" svg:width="1.5cm" svg:height="1.5cm" svg:x="14.1cm" svg:y="6.825cm">
          <text:p text:style-name="P6"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xml:id="id101" draw:id="id101" draw:layer="layout" svg:width="1.5cm" svg:height="1.5cm" svg:x="5.457cm" svg:y="9.69cm">
          <text:p text:style-name="P6"><text:span text:style-name="T2">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" draw:text-style-name="P3" draw:layer="layout" draw:type="line" svg:x1="14.102cm" svg:y1="13.306cm" svg:x2="9.84cm" svg:y2="13.305cm" draw:start-shape="id96" draw:start-glue-point="6" draw:end-shape="id97" draw:end-glue-point="10" svg:d="M14102 13306l-4262-1" svg:viewBox="0 0 4263 2">
          <text:p/>
        </draw:connector>
        <draw:custom-shape draw:style-name="gr11" draw:text-style-name="P7" xml:id="id98" draw:id="id98" draw:layer="layout" svg:width="1.5cm" svg:height="1.5cm" svg:x="11.22cm" svg:y="9.69cm">
          <text:p text:style-name="P6"><text:span text:style-name="T2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7" draw:text-style-name="P3" draw:layer="layout" draw:type="line" svg:x1="14.321cm" svg:y1="12.775cm" svg:x2="12.501cm" svg:y2="10.971cm" draw:start-shape="id96" draw:start-glue-point="5" draw:end-shape="id98" draw:end-glue-point="9" svg:d="M14321 12775l-1820-1804" svg:viewBox="0 0 1821 1805">
          <text:p/>
        </draw:connector>
        <draw:connector draw:style-name="gr13" draw:text-style-name="P3" draw:layer="layout" draw:type="line" svg:x1="20.084cm" svg:y1="12.776cm" svg:x2="15.381cm" svg:y2="8.106cm" draw:start-shape="id99" draw:start-glue-point="5" draw:end-shape="id100" draw:end-glue-point="9" svg:d="M20084 12776l-4703-4670" svg:viewBox="0 0 4704 4671">
          <text:p/>
        </draw:connector>
        <draw:custom-shape draw:style-name="gr18" draw:text-style-name="P7" xml:id="id97" draw:id="id97" draw:layer="layout" svg:width="1.5cm" svg:height="1.5cm" svg:x="8.34cm" svg:y="12.555cm">
          <text:p text:style-name="P6"><text:span text:style-name="T2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7" draw:text-style-name="P3" draw:layer="layout" draw:type="line" svg:x1="8.559cm" svg:y1="12.774cm" svg:x2="6.738cm" svg:y2="10.971cm" draw:start-shape="id97" draw:start-glue-point="5" draw:end-shape="id101" draw:end-glue-point="9" svg:d="M8559 12774l-1821-1803" svg:viewBox="0 0 1822 1804">
          <text:p/>
        </draw:connector>
        <draw:custom-shape draw:style-name="gr18" draw:text-style-name="P7" xml:id="id96" draw:id="id96" draw:layer="layout" svg:width="1.5cm" svg:height="1.5cm" svg:x="14.102cm" svg:y="12.556cm">
          <text:p text:style-name="P6"><text:span text:style-name="T2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3" draw:layer="layout" draw:type="line" svg:x1="12.501cm" svg:y1="9.909cm" svg:x2="14.319cm" svg:y2="8.106cm" draw:start-shape="id98" draw:start-glue-point="11" draw:end-shape="id100" draw:end-glue-point="7" svg:d="M12501 9909l1818-1803" svg:viewBox="0 0 1819 1804">
          <text:p/>
        </draw:connector>
        <draw:connector draw:style-name="gr17" draw:text-style-name="P3" draw:layer="layout" draw:type="line" svg:x1="9.621cm" svg:y1="12.774cm" svg:x2="11.439cm" svg:y2="10.971cm" draw:start-shape="id97" draw:start-glue-point="11" draw:end-shape="id98" draw:end-glue-point="7" svg:d="M9621 12774l1818-1803" svg:viewBox="0 0 1819 1804">
          <text:p/>
        </draw:connector>
        <draw:connector draw:style-name="gr13" draw:text-style-name="P3" draw:layer="layout" draw:type="line" svg:x1="6.738cm" svg:y1="9.909cm" svg:x2="8.557cm" svg:y2="8.105cm" draw:start-shape="id101" draw:start-glue-point="11" draw:end-shape="id102" draw:end-glue-point="7" svg:d="M6738 9909l1819-1804" svg:viewBox="0 0 1820 1805">
          <text:p/>
        </draw:connector>
        <draw:custom-shape draw:style-name="gr15" draw:text-style-name="P7" xml:id="id103" draw:id="id103" draw:layer="layout" svg:width="1.5cm" svg:height="1.5cm" svg:x="22.744cm" svg:y="9.693cm">
          <text:p text:style-name="P6"><text:span text:style-name="T2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3" draw:layer="layout" draw:type="line" svg:x1="22.963cm" svg:y1="10.974cm" svg:x2="21.146cm" svg:y2="12.776cm" draw:start-shape="id103" draw:start-glue-point="7" draw:end-shape="id99" draw:end-glue-point="11" svg:d="M22963 10974l-1817 1802" svg:viewBox="0 0 1818 1803">
          <text:p/>
        </draw:connector>
        <draw:connector draw:style-name="gr16" draw:text-style-name="P3" draw:layer="layout" draw:type="line" svg:x1="22.963cm" svg:y1="9.912cm" svg:x2="21.143cm" svg:y2="8.107cm" draw:start-shape="id103" draw:start-glue-point="5" draw:end-shape="id104" draw:end-glue-point="9" svg:d="M22963 9912l-1820-1805" svg:viewBox="0 0 1821 1806">
          <text:p/>
        </draw:connector>
        <draw:custom-shape draw:style-name="gr11" draw:text-style-name="P7" xml:id="id99" draw:id="id99" draw:layer="layout" svg:width="1.5cm" svg:height="1.5cm" svg:x="19.865cm" svg:y="12.557cm">
          <text:p text:style-name="P6"><text:span text:style-name="T2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" draw:text-style-name="P3" draw:layer="layout" draw:type="line" svg:x1="19.865cm" svg:y1="13.307cm" svg:x2="15.602cm" svg:y2="13.306cm" draw:start-shape="id99" draw:start-glue-point="6" draw:end-shape="id96" draw:end-glue-point="10" svg:d="M19865 13307l-4263-1" svg:viewBox="0 0 4264 2">
          <text:p/>
        </draw:connector>
        <draw:custom-shape draw:style-name="gr18" draw:text-style-name="P7" xml:id="id104" draw:id="id104" draw:layer="layout" svg:width="1.5cm" svg:height="1.5cm" svg:x="19.862cm" svg:y="6.826cm">
          <text:p text:style-name="P6"><text:span text:style-name="T2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3" draw:layer="layout" draw:type="line" svg:x1="14.1cm" svg:y1="7.575cm" svg:x2="9.838cm" svg:y2="7.574cm" draw:start-shape="id100" draw:start-glue-point="6" draw:end-shape="id102" draw:end-glue-point="10" svg:d="M14100 7575l-4262-1" svg:viewBox="0 0 4263 2">
          <text:p/>
        </draw:connector>
        <draw:connector draw:style-name="gr16" draw:text-style-name="P3" draw:layer="layout" draw:type="line" svg:x1="19.862cm" svg:y1="7.576cm" svg:x2="15.6cm" svg:y2="7.575cm" draw:start-shape="id104" draw:start-glue-point="6" draw:end-shape="id100" draw:end-glue-point="10" svg:d="M19862 7576l-4262-1" svg:viewBox="0 0 4263 2">
          <text:p/>
        </draw:connector>
        <draw:connector draw:style-name="gr12" draw:text-style-name="P3" draw:layer="layout" draw:type="line" svg:x1="9.09cm" svg:y1="12.555cm" svg:x2="9.088cm" svg:y2="8.324cm" draw:start-shape="id97" draw:start-glue-point="4" draw:end-shape="id102" draw:end-glue-point="8" svg:d="M9090 12555l-2-4231" svg:viewBox="0 0 3 4232">
          <text:p/>
        </draw:connector>
        <draw:connector draw:style-name="gr2" draw:text-style-name="P3" draw:layer="layout" draw:type="line" svg:x1="20.615cm" svg:y1="12.557cm" svg:x2="20.612cm" svg:y2="8.326cm" draw:start-shape="id99" draw:start-glue-point="4" draw:end-shape="id104" draw:end-glue-point="8" svg:d="M20615 12557l-3-4231" svg:viewBox="0 0 4 4232">
          <text:p/>
        </draw:connector>
        <draw:frame draw:style-name="gr5" draw:text-style-name="P9" draw:layer="measurelines" svg:width="0.827cm" svg:height="1.001cm" svg:x="6.832cm" svg:y="8.248cm">
          <draw:text-box>
            <text:p text:style-name="P8"><text:span text:style-name="T2">4</text:span></text:p>
          </draw:text-box>
        </draw:frame>
        <draw:frame draw:style-name="gr6" draw:text-style-name="P9" draw:layer="measurelines" svg:width="1.203cm" svg:height="0.962cm" svg:x="8.001cm" svg:y="9.958cm">
          <draw:text-box>
            <text:p text:style-name="P8"><text:span text:style-name="T2">11</text:span></text:p>
          </draw:text-box>
        </draw:frame>
        <draw:frame draw:style-name="gr5" draw:text-style-name="P9" draw:layer="measurelines" svg:width="0.827cm" svg:height="1.001cm" svg:x="6.832cm" svg:y="11.657cm">
          <draw:text-box>
            <text:p text:style-name="P8"><text:span text:style-name="T2">8</text:span></text:p>
          </draw:text-box>
        </draw:frame>
        <draw:frame draw:style-name="gr5" draw:text-style-name="P9" draw:layer="measurelines" svg:width="0.827cm" svg:height="1.001cm" svg:x="11.556cm" svg:y="6.635cm">
          <draw:text-box>
            <text:p text:style-name="P8"><text:span text:style-name="T2">8</text:span></text:p>
          </draw:text-box>
        </draw:frame>
        <draw:frame draw:style-name="gr5" draw:text-style-name="P9" draw:layer="measurelines" svg:width="0.827cm" svg:height="1.001cm" svg:x="17.318cm" svg:y="6.636cm">
          <draw:text-box>
            <text:p text:style-name="P8"><text:span text:style-name="T2">7</text:span></text:p>
          </draw:text-box>
        </draw:frame>
        <draw:frame draw:style-name="gr5" draw:text-style-name="P9" draw:layer="measurelines" svg:width="0.827cm" svg:height="1.001cm" svg:x="12.732cm" svg:y="8.106cm">
          <draw:text-box>
            <text:p text:style-name="P8"><text:span text:style-name="T2">2</text:span></text:p>
          </draw:text-box>
        </draw:frame>
        <draw:frame draw:style-name="gr5" draw:text-style-name="P9" draw:layer="measurelines" svg:width="0.827cm" svg:height="1.001cm" svg:x="13.384cm" svg:y="11.198cm">
          <draw:text-box>
            <text:p text:style-name="P8"><text:span text:style-name="T2">6</text:span></text:p>
          </draw:text-box>
        </draw:frame>
        <draw:frame draw:style-name="gr5" draw:text-style-name="P9" draw:layer="measurelines" svg:width="0.827cm" svg:height="1.001cm" svg:x="9.753cm" svg:y="11.198cm">
          <draw:text-box>
            <text:p text:style-name="P8"><text:span text:style-name="T2">7</text:span></text:p>
          </draw:text-box>
        </draw:frame>
        <draw:frame draw:style-name="gr5" draw:text-style-name="P9" draw:layer="measurelines" svg:width="0.827cm" svg:height="1.001cm" svg:x="11.558cm" svg:y="13.364cm">
          <draw:text-box>
            <text:p text:style-name="P8"><text:span text:style-name="T2">1</text:span></text:p>
          </draw:text-box>
        </draw:frame>
        <draw:frame draw:style-name="gr5" draw:text-style-name="P9" draw:layer="measurelines" svg:width="0.827cm" svg:height="1.001cm" svg:x="17.32cm" svg:y="13.365cm">
          <draw:text-box>
            <text:p text:style-name="P8"><text:span text:style-name="T2">2</text:span></text:p>
          </draw:text-box>
        </draw:frame>
        <draw:frame draw:style-name="gr5" draw:text-style-name="P9" draw:layer="measurelines" svg:width="0.827cm" svg:height="1.001cm" svg:x="16.581cm" svg:y="9.928cm">
          <draw:text-box>
            <text:p text:style-name="P8"><text:span text:style-name="T2">4</text:span></text:p>
          </draw:text-box>
        </draw:frame>
        <draw:frame draw:style-name="gr7" draw:text-style-name="P9" draw:layer="measurelines" svg:width="1.223cm" svg:height="0.962cm" svg:x="19.389cm" svg:y="9.96cm">
          <draw:text-box>
            <text:p text:style-name="P8"><text:span text:style-name="T2">14</text:span></text:p>
          </draw:text-box>
        </draw:frame>
        <draw:frame draw:style-name="gr8" draw:text-style-name="P9" draw:layer="measurelines" svg:width="0.786cm" svg:height="0.962cm" svg:x="22.08cm" svg:y="8.107cm">
          <draw:text-box>
            <text:p text:style-name="P8"><text:span text:style-name="T2">9</text:span></text:p>
          </draw:text-box>
        </draw:frame>
        <draw:frame draw:style-name="gr9" draw:text-style-name="P9" draw:layer="measurelines" svg:width="1.315cm" svg:height="0.962cm" svg:x="21.931cm" svg:y="11.776cm">
          <draw:text-box>
            <text:p text:style-name="P8"><text:span text:style-name="T2">10</text:span></text:p>
          </draw:text-box>
        </draw:frame>
        <draw:custom-shape draw:style-name="gr10" draw:text-style-name="P4" draw:layer="measurelines" svg:width="19.141cm" svg:height="7.56cm" svg:x="5.28cm" svg:y="6.67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Yu Gothic UI Semilight" svg:font-family="'Yu Gothic UI Semilight'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02T15:58:14.498000000</dc:date>
    <meta:editing-duration>P3DT9H13M48S</meta:editing-duration>
    <meta:editing-cycles>208</meta:editing-cycles>
    <meta:generator>LibreOffice/6.4.5.2$Windows_X86_64 LibreOffice_project/a726b36747cf2001e06b58ad5db1aa3a9a1872d6</meta:generator>
    <meta:document-statistic meta:object-count="426"/>
  </office:meta>
</office:document-meta>
</file>